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B300000396234B78A74ECAAD9C.png" manifest:media-type="image/png"/>
  <manifest:file-entry manifest:full-path="Pictures/10000000000003D5000002599C304B4A088330CD.png" manifest:media-type="image/png"/>
  <manifest:file-entry manifest:full-path="Pictures/10000000000003C0000001BA5904B67CB014B6EA.png" manifest:media-type="image/png"/>
  <manifest:file-entry manifest:full-path="Pictures/100000010000036D00000411D2D64AC97B2A1240.png" manifest:media-type="image/png"/>
  <manifest:file-entry manifest:full-path="Pictures/10000000000003D5000002590EE57C721F4A5A2C.png" manifest:media-type="image/png"/>
  <manifest:file-entry manifest:full-path="Pictures/10000001000001A2000001794A53701392DF5C5E.png" manifest:media-type="image/png"/>
  <manifest:file-entry manifest:full-path="Pictures/10000001000002A0000001D0601434CFED005908.png" manifest:media-type="image/png"/>
  <manifest:file-entry manifest:full-path="Pictures/100000000000098E0000056253E30F0B08F6018F.png" manifest:media-type="image/png"/>
  <manifest:file-entry manifest:full-path="Pictures/10000000000004E5000002FB576F5FF20A051D36.png" manifest:media-type="image/png"/>
  <manifest:file-entry manifest:full-path="Pictures/1000000000000500000002D1A97FE483229452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00" draw:fill-color="#ffffff"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2.305cm"/>
    </style:style>
    <style:style style:name="gr3" style:family="graphic" style:parent-style-name="standard">
      <style:graphic-properties draw:stroke="dash" draw:stroke-dash="Dot" svg:stroke-width="0.212cm" svg:stroke-color="#fff5ce" draw:marker-start-width="0.519cm" draw:marker-end-width="0.519cm" svg:stroke-linecap="butt" draw:fill="none" draw:textarea-horizontal-align="justify" draw:textarea-vertical-align="middle" draw:auto-grow-height="false" fo:min-height="5.194cm" fo:min-width="5.298cm" fo:padding-top="0.232cm" fo:padding-bottom="0.232cm" fo:padding-left="0.357cm" fo:padding-right="0.357cm"/>
    </style:style>
    <style:style style:name="gr4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9.592cm"/>
    </style:style>
    <style:style style:name="gr5" style:family="graphic">
      <style:graphic-properties svg:stroke-width="0.106cm" svg:stroke-color="#333333" draw:marker-start-width="0.508cm" draw:marker-end-width="0.508cm" svg:stroke-linecap="round" draw:fill="none" draw:textarea-vertical-align="middle" fo:padding-top="0.177cm" fo:padding-bottom="0.177cm" fo:padding-left="0.302cm" fo:padding-right="0.302cm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42cm, 0cm, 14.915cm)" draw:image-opacity="100%" style:mirror="none"/>
    </style:style>
    <style:style style:name="gr7" style:family="graphic">
      <style:graphic-properties svg:stroke-width="0.106cm" svg:stroke-color="#999999" draw:marker-start-width="0.508cm" draw:marker-end-width="0.508cm" svg:stroke-linecap="round" draw:fill="none" draw:textarea-vertical-align="middle" fo:padding-top="0.177cm" fo:padding-bottom="0.177cm" fo:padding-left="0.302cm" fo:padding-right="0.302cm"/>
    </style:style>
    <style:style style:name="gr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498cm, 0cm, 9.24cm)" draw:image-opacity="100%" style:mirror="none"/>
    </style:style>
    <style:style style:name="gr9" style:family="graphic">
      <style:graphic-properties svg:stroke-width="0.106cm" svg:stroke-color="#333333" draw:marker-start-width="0.509cm" draw:marker-end-width="0.509cm" svg:stroke-linecap="round" draw:fill="none" draw:textarea-vertical-align="middle" fo:padding-top="0.178cm" fo:padding-bottom="0.178cm" fo:padding-left="0.303cm" fo:padding-right="0.303cm"/>
    </style:style>
    <style:style style:name="gr10" style:family="graphic">
      <style:graphic-properties svg:stroke-width="0.25cm" svg:stroke-color="#999999" draw:marker-start-width="0.725cm" draw:marker-end-width="0.725cm" svg:stroke-linecap="round" draw:fill="none" draw:textarea-vertical-align="middle" fo:padding-top="0.25cm" fo:padding-bottom="0.25cm" fo:padding-left="0.375cm" fo:padding-right="0.375cm"/>
    </style:style>
    <style:style style:name="gr11" style:family="graphic" style:parent-style-name="standard">
      <style:graphic-properties draw:stroke="none" draw:fill-color="#666666" draw:textarea-horizontal-align="justify" draw:textarea-vertical-align="middle" draw:auto-grow-height="false" fo:min-height="2.5cm" fo:min-width="7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2cm" fo:min-width="2.25cm"/>
    </style:style>
    <style:style style:name="gr13" style:family="graphic" style:parent-style-name="standard">
      <style:graphic-properties draw:stroke="none" draw:fill-color="#bbe33d" draw:textarea-horizontal-align="justify" draw:textarea-vertical-align="middle" draw:auto-grow-height="false" fo:min-height="1cm" fo:min-width="0.05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cm" fo:min-width="0cm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 fo:min-height="1cm" fo:min-width="0cm"/>
    </style:style>
    <style:style style:name="gr16" style:family="graphic" style:parent-style-name="standard">
      <style:graphic-properties draw:stroke="none" draw:fill-color="#c9211e" draw:textarea-vertical-align="middl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5eb91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666666" draw:textarea-horizontal-align="justify" draw:textarea-vertical-align="middle" draw:auto-grow-height="false" fo:min-height="1.033cm" fo:min-width="3cm"/>
    </style:style>
    <style:style style:name="gr22" style:family="graphic" style:parent-style-name="standard">
      <style:graphic-properties draw:stroke="none" draw:fill-color="#333333" draw:textarea-horizontal-align="justify" draw:textarea-vertical-align="middle" draw:auto-grow-height="false" fo:min-height="0.8cm" fo:min-width="0.784cm"/>
    </style:style>
    <style:style style:name="gr23" style:family="graphic" style:parent-style-name="standard">
      <style:graphic-properties draw:stroke="none" draw:fill-color="#bbe33d" draw:textarea-horizontal-align="justify" draw:textarea-vertical-align="middle" draw:auto-grow-height="false" fo:min-height="0.333cm" fo:min-width="0cm"/>
    </style:style>
    <style:style style:name="gr24" style:family="graphic" style:parent-style-name="standard">
      <style:graphic-properties draw:stroke="none" draw:fill-color="#b2b2b2" draw:textarea-horizontal-align="justify" draw:textarea-vertical-align="middle" draw:auto-grow-height="false" fo:min-height="0.333cm" fo:min-width="0cm"/>
    </style:style>
    <style:style style:name="gr25" style:family="graphic" style:parent-style-name="standard">
      <style:graphic-properties draw:stroke="none" draw:fill-color="#333333" draw:textarea-horizontal-align="justify" draw:textarea-vertical-align="middle" draw:auto-grow-height="false" fo:min-height="0.333cm" fo:min-width="0cm"/>
    </style:style>
    <style:style style:name="gr26" style:family="graphic" style:parent-style-name="standard">
      <style:graphic-properties draw:stroke="none" draw:fill-color="#333333" draw:textarea-horizontal-align="justify" draw:textarea-vertical-align="middle" draw:auto-grow-height="false" fo:min-height="0.334cm" fo:min-width="0cm"/>
    </style:style>
    <style:style style:name="gr27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4.125cm"/>
    </style:style>
    <style:style style:name="gr28" style:family="graphic" style:parent-style-name="standard">
      <style:graphic-properties draw:fill-color="#999999" draw:textarea-horizontal-align="justify" draw:textarea-vertical-align="middle" draw:auto-grow-height="false" fo:min-height="3.405cm" fo:min-width="8.381cm"/>
    </style:style>
    <style:style style:name="gr29" style:family="graphic" style:parent-style-name="standard">
      <style:graphic-properties draw:fill-color="#999999" draw:textarea-horizontal-align="justify" draw:textarea-vertical-align="middle" draw:auto-grow-height="false" fo:min-height="0.738cm" fo:min-width="1.692cm"/>
      <style:paragraph-properties style:writing-mode="lr-tb"/>
    </style:style>
    <style:style style:name="gr30" style:family="graphic" style:parent-style-name="standard">
      <style:graphic-properties draw:fill-color="#808080" draw:textarea-horizontal-align="justify" draw:textarea-vertical-align="middle" draw:auto-grow-height="false" fo:min-height="1.442cm" fo:min-width="1.702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19cm" fo:min-width="1.575cm"/>
      <style:paragraph-properties style:writing-mode="lr-tb"/>
    </style:style>
    <style:style style:name="gr32" style:family="graphic" style:parent-style-name="standard">
      <style:graphic-properties draw:fill-color="#1c1c1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fill-color="#999999" draw:textarea-horizontal-align="justify" draw:textarea-vertical-align="middle" draw:auto-grow-height="false" fo:min-height="0.032cm" fo:min-width="0.151cm"/>
      <style:paragraph-properties style:writing-mode="lr-tb"/>
    </style:style>
    <style:style style:name="gr3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0.97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5cm" fo:min-width="0cm"/>
      <style:paragraph-properties style:writing-mode="lr-tb"/>
    </style:style>
    <style:style style:name="gr39" style:family="graphic">
      <style:graphic-properties svg:stroke-width="0.106cm" svg:stroke-color="#2a6099" draw:marker-start-width="0.508cm" draw:marker-end-width="0.508cm" svg:stroke-linecap="round" draw:fill="none" draw:textarea-vertical-align="middle" fo:padding-top="0.177cm" fo:padding-bottom="0.177cm" fo:padding-left="0.302cm" fo:padding-right="0.302cm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 fo:min-height="0.436cm" fo:min-width="1.024cm"/>
      <style:paragraph-properties style:writing-mode="lr-tb"/>
    </style:style>
    <style:style style:name="gr41" style:family="graphic" style:parent-style-name="standard">
      <style:graphic-properties draw:fill-color="#808080" draw:textarea-horizontal-align="justify" draw:textarea-vertical-align="middle" draw:auto-grow-height="false" fo:min-height="0.926cm" fo:min-width="1.0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71cm" fo:min-width="0.942cm"/>
      <style:paragraph-properties style:writing-mode="lr-tb"/>
    </style:style>
    <style:style style:name="gr43" style:family="graphic" style:parent-style-name="standard">
      <style:graphic-properties draw:fill-color="#999999" draw:textarea-horizontal-align="justify" draw:textarea-vertical-align="middle" draw:auto-grow-height="false" fo:min-height="0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45" style:family="graphic">
      <style:graphic-properties svg:stroke-width="0.106cm" svg:stroke-color="#1c1c1c" draw:marker-start-width="0.508cm" draw:marker-end-width="0.508cm" svg:stroke-linecap="round" draw:fill="none" draw:textarea-vertical-align="middle" fo:padding-top="0.177cm" fo:padding-bottom="0.177cm" fo:padding-left="0.302cm" fo:padding-right="0.3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cm"/>
      <style:paragraph-properties style:writing-mode="lr-tb"/>
    </style:style>
    <style:style style:name="gr47" style:family="graphic" style:parent-style-name="standard">
      <style:graphic-properties draw:fill-color="#999999" draw:textarea-horizontal-align="justify" draw:textarea-vertical-align="middle" draw:auto-grow-height="false" fo:min-height="0.33cm" fo:min-width="0.787cm"/>
      <style:paragraph-properties style:writing-mode="lr-tb"/>
    </style:style>
    <style:style style:name="gr48" style:family="graphic" style:parent-style-name="standard">
      <style:graphic-properties draw:fill-color="#808080" draw:textarea-horizontal-align="justify" draw:textarea-vertical-align="middle" draw:auto-grow-height="false" fo:min-height="0.744cm" fo:min-width="0.793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613cm" fo:min-width="0.71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  <style:paragraph-properties style:writing-mode="lr-tb"/>
    </style:style>
    <style:style style:name="gr51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5.36cm"/>
    </style:style>
    <style:style style:name="gr52" style:family="graphic" style:parent-style-name="standard">
      <style:graphic-properties draw:fill-color="#1c1c1c" draw:textarea-horizontal-align="justify" draw:textarea-vertical-align="middle" draw:auto-grow-height="false" fo:min-height="0.515cm" fo:min-width="0.074cm"/>
    </style:style>
    <style:style style:name="gr53" style:family="graphic" style:parent-style-name="standard">
      <style:graphic-properties draw:fill-color="#666666" draw:textarea-horizontal-align="justify" draw:textarea-vertical-align="middle" draw:auto-grow-height="false" fo:min-height="0cm" fo:min-width="1.75cm"/>
    </style:style>
    <style:style style:name="gr54" style:family="graphic" style:parent-style-name="standard">
      <style:graphic-properties draw:fill-color="#333333" draw:textarea-horizontal-align="justify" draw:textarea-vertical-align="middle" draw:auto-grow-height="false" fo:min-height="1.794cm" fo:min-width="2.75cm"/>
    </style:style>
    <style:style style:name="gr55" style:family="graphic" style:parent-style-name="standard">
      <style:graphic-properties draw:textarea-horizontal-align="justify" draw:textarea-vertical-align="middle" draw:auto-grow-height="false" fo:min-height="1.609cm" fo:min-width="2.575cm"/>
    </style:style>
    <style:style style:name="gr56" style:family="graphic" style:parent-style-name="standard">
      <style:graphic-properties draw:stroke="none" draw:fill-color="#333333" draw:textarea-horizontal-align="justify" draw:textarea-vertical-align="middle" draw:auto-grow-height="false" fo:min-height="1.25cm" fo:min-width="0.5cm"/>
    </style:style>
    <style:style style:name="gr57" style:family="graphic" style:parent-style-name="standard">
      <style:graphic-properties draw:stroke="none" draw:fill-color="#111111" draw:textarea-horizontal-align="justify" draw:textarea-vertical-align="middle" draw:auto-grow-height="false" fo:min-height="0.5cm" fo:min-width="0cm"/>
    </style:style>
    <style:style style:name="gr58" style:family="graphic" style:parent-style-name="standard">
      <style:graphic-properties draw:stroke="none" draw:fill-color="#069a2e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1.689cm"/>
    </style:style>
    <style:style style:name="gr61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1.6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3cm" fo:min-width="0cm"/>
      <style:paragraph-properties style:writing-mode="lr-tb"/>
    </style:style>
    <style:style style:name="gr63" style:family="graphic" style:parent-style-name="standard">
      <style:graphic-properties draw:stroke="none" draw:fill="none" fo:min-height="1.421cm"/>
      <style:paragraph-properties style:writing-mode="lr-tb"/>
    </style:style>
    <style:style style:name="gr64" style:family="graphic" style:parent-style-name="standard">
      <style:graphic-properties svg:stroke-color="#ffff00" draw:fill-color="#ffffff" draw:textarea-horizontal-align="justify" draw:textarea-vertical-align="middle" draw:auto-grow-height="false" fo:min-height="17.75cm" fo:min-width="20.25cm"/>
    </style:style>
    <style:style style:name="gr65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3.357cm"/>
    </style:style>
    <style:style style:name="gr66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5.08cm"/>
    </style:style>
    <style:style style:name="gr6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386cm, 0cm, 9.24cm)" draw:image-opacity="100%" style:mirror="none"/>
    </style:style>
    <style:style style:name="gr68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3.641cm"/>
    </style:style>
    <style:style style:name="gr69" style:family="graphic" style:parent-style-name="objectwithoutfill">
      <style:graphic-properties draw:stroke="dash" draw:stroke-dash="Dot" svg:stroke-width="0.212cm" svg:stroke-color="#b47804" draw:marker-start-width="0.518cm" draw:marker-end="線の終点_20_1" draw:marker-end-width="0.618cm" svg:stroke-linecap="butt" draw:fill="none" draw:textarea-vertical-align="middle" fo:padding-top="0.231cm" fo:padding-bottom="0.231cm" fo:padding-left="0.356cm" fo:padding-right="0.356cm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315cm" fo:min-width="0.753cm"/>
      <style:paragraph-properties style:writing-mode="lr-tb"/>
    </style:style>
    <style:style style:name="gr71" style:family="graphic" style:parent-style-name="standard">
      <style:graphic-properties draw:fill-color="#808080" draw:textarea-horizontal-align="justify" draw:textarea-vertical-align="middle" draw:auto-grow-height="false" fo:min-height="0.717cm" fo:min-width="0.758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589cm" fo:min-width="0.685cm"/>
      <style:paragraph-properties style:writing-mode="lr-tb"/>
    </style:style>
    <style:style style:name="gr73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3.62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  <style:paragraph-properties style:writing-mode="lr-tb"/>
    </style:style>
    <style:style style:name="gr75" style:family="graphic" style:parent-style-name="standard">
      <style:graphic-properties draw:fill-color="#999999" draw:textarea-horizontal-align="justify" draw:textarea-vertical-align="middle" draw:auto-grow-height="false" fo:min-height="0.314cm" fo:min-width="0.753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59cm" fo:min-width="0.685cm"/>
      <style:paragraph-properties style:writing-mode="lr-tb"/>
    </style:style>
    <style:style style:name="gr77" style:family="graphic" style:parent-style-name="standard">
      <style:graphic-properties draw:fill-color="#808080" draw:textarea-horizontal-align="justify" draw:textarea-vertical-align="middle" draw:auto-grow-height="false" fo:min-height="0.717cm" fo:min-width="0.759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589cm" fo:min-width="0.686cm"/>
      <style:paragraph-properties style:writing-mode="lr-tb"/>
    </style:style>
    <style:style style:name="gr79" style:family="graphic" style:parent-style-name="standard">
      <style:graphic-properties draw:fill-color="#999999" draw:textarea-horizontal-align="justify" draw:textarea-vertical-align="middle" draw:auto-grow-height="false" fo:min-height="0.315cm" fo:min-width="0.752cm"/>
      <style:paragraph-properties style:writing-mode="lr-tb"/>
    </style:style>
    <style:style style:name="gr80" style:family="graphic" style:parent-style-name="standard">
      <style:graphic-properties draw:fill-color="#808080" draw:textarea-horizontal-align="justify" draw:textarea-vertical-align="middle" draw:auto-grow-height="false" fo:min-height="0.716cm" fo:min-width="0.758cm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0.59cm" fo:min-width="0.68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bbe33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c9211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5eb91e"/>
      <style:paragraph-properties fo:text-align="center"/>
    </style:style>
    <style:style style:name="P12" style:family="paragraph">
      <loext:graphic-properties draw:fill-color="#f10d0c"/>
      <style:paragraph-properties fo:text-align="center"/>
    </style:style>
    <style:style style:name="P13" style:family="paragraph">
      <loext:graphic-properties draw:fill-color="#999999"/>
      <style:paragraph-properties fo:text-align="center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808080"/>
      <style:paragraph-properties fo:text-align="center" style:writing-mode="lr-tb"/>
    </style:style>
    <style:style style:name="P16" style:family="paragraph">
      <loext:graphic-properties draw:fill-color="#1c1c1c"/>
      <style:paragraph-properties fo:text-align="center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3pt" style:font-size-asian="13pt" style:font-size-complex="13pt"/>
    </style:style>
    <style:style style:name="P23" style:family="paragraph">
      <loext:graphic-properties draw:fill-color="#111111"/>
      <style:paragraph-properties fo:text-align="center"/>
    </style:style>
    <style:style style:name="P24" style:family="paragraph">
      <loext:graphic-properties draw:fill-color="#069a2e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21pt" style:font-size-asian="21pt" style:font-size-complex="21pt"/>
    </style:style>
    <style:style style:name="P26" style:family="paragraph">
      <loext:graphic-properties draw:fill="none" draw:fill-color="#ffffff"/>
      <style:text-properties fo:font-size="21pt" style:font-size-asian="21pt" style:font-size-complex="21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style:paragraph-properties fo:text-align="end"/>
      <style:text-properties fo:font-size="12pt" style:font-size-asian="12pt" style:font-size-complex="12pt"/>
    </style:style>
    <style:style style:name="P3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33" style:family="paragraph">
      <style:paragraph-properties fo:text-align="start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JP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JP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JP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size="13pt" fo:font-style="normal" fo:text-shadow="none" style:text-underline-style="none" fo:font-weight="normal" style:letter-kerning="true" style:font-name-asian="Noto Sans CJK JP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34cm" svg:height="0.759cm" draw:transform="rotate (0.0052359877559822) translate (12.462cm 11.241cm)">
          <text:p/>
          <draw:enhanced-geometry svg:viewBox="0 0 21600 21600" draw:text-areas="?f7 ?f0 21600 ?f2" draw:mirror-horizontal="false" draw:mirror-vertical="false" draw:type="left-arrow" draw:modifiers="5394.66227347611 7513.974231912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8.5cm" svg:height="8cm" svg:x="1cm" svg:y="2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366cm" svg:height="0.5cm" draw:transform="rotate (1.70728107430085) translate (11.659cm 22.588cm)">
          <text:p/>
          <draw:enhanced-geometry svg:viewBox="0 0 21600 21600" draw:text-areas="?f7 ?f0 21600 ?f2" draw:mirror-horizontal="false" draw:mirror-vertical="false" draw:type="left-arrow" draw:modifiers="1833.16582914573 7415.568862275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3" draw:layer="layout" svg:width="1.291cm" svg:height="4.955cm" draw:transform="rotate (0.66479591208464) translate (13cm 23.75cm)" svg:viewBox="0 0 1292 4956" svg:d="M0 0c1095 223 2139 4368 245 4956">
          <text:p/>
        </draw:path>
        <draw:frame draw:style-name="gr6" draw:text-style-name="P3" draw:layer="layout" svg:width="2.359cm" svg:height="2cm" svg:x="15.5cm" svg:y="26.25cm">
          <draw:image xlink:href="Pictures/1000000000000500000002D1A97FE483229452BA.jpg" xlink:type="simple" xlink:show="embed" xlink:actuate="onLoad" draw:mime-type="image/jpeg">
            <text:p/>
          </draw:image>
        </draw:frame>
        <draw:path draw:style-name="gr7" draw:text-style-name="P3" draw:layer="layout" svg:width="1.123cm" svg:height="3.422cm" draw:transform="rotate (0.66479591208464) translate (12.3868921743799cm 24.5353363898375cm)" svg:viewBox="0 0 1124 3423" svg:d="M659 154c1473-1069-1064 3810-602 3219">
          <text:p/>
        </draw:path>
        <draw:frame draw:style-name="gr6" draw:text-style-name="P3" draw:layer="layout" svg:width="2.75cm" svg:height="2.331cm" svg:x="6.5cm" svg:y="18.168cm">
          <draw:image xlink:href="Pictures/1000000000000500000002D1A97FE483229452BA.jpg" xlink:type="simple" xlink:show="embed" xlink:actuate="onLoad" draw:mime-type="image/jpeg">
            <text:p/>
          </draw:image>
        </draw:frame>
        <draw:frame draw:style-name="gr8" draw:text-style-name="P3" draw:layer="layout" svg:width="1.999cm" svg:height="1.971cm" svg:x="15.251cm" svg:y="10.75cm">
          <draw:image xlink:href="Pictures/100000000000098E0000056253E30F0B08F6018F.png" xlink:type="simple" xlink:show="embed" xlink:actuate="onLoad" draw:mime-type="image/png">
            <text:p/>
          </draw:image>
        </draw:frame>
        <draw:path draw:style-name="gr9" draw:text-style-name="P3" draw:layer="layout" svg:width="2.571cm" svg:height="1.795cm" draw:transform="rotate (0.66479591208464) translate (16.1969118176955cm 11.1468246654287cm)" svg:viewBox="0 0 2572 1796" svg:d="M0 177c1867-761 2914 1149 2470 1619">
          <text:p/>
        </draw:path>
        <draw:path draw:style-name="gr10" draw:text-style-name="P3" draw:layer="layout" svg:width="2.498cm" svg:height="2.089cm" draw:transform="rotate (0.66479591208464) translate (3.303cm 11.367cm)" svg:viewBox="0 0 2499 2090" svg:d="M0 0c3260 1920 2682 1881 1856 2090">
          <text:p/>
        </draw:path>
        <draw:g>
          <draw:custom-shape draw:style-name="gr11" draw:text-style-name="P4" draw:layer="layout" svg:width="7.5cm" svg:height="2.75cm" svg:x="24.75cm" svg:y="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75cm" svg:height="2.25cm" svg:x="25.25cm" svg:y="6.2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75cm" svg:height="2.25cm" svg:x="29cm" svg:y="6.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55cm" svg:height="1.25cm" svg:x="28.45cm" svg:y="6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0.25cm" svg:height="1.25cm" svg:x="2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25cm" svg:height="1.25cm" svg:x="28.45cm" svg:y="6.75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1.249cm" svg:height="0.749cm" svg:x="31cm" svg:y="6cm" svg:viewBox="0 0 1250 750" draw:points="0,0 1250,0 1250,750">
            <text:p/>
          </draw:polygon>
          <draw:custom-shape draw:style-name="gr15" draw:text-style-name="P5" draw:layer="layout" svg:width="0.25cm" svg:height="1.25cm" svg:x="32cm" svg:y="7.2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cm" svg:height="0.25cm" svg:x="25.5cm" svg:y="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25cm" svg:height="0.25cm" svg:x="28.251cm" svg:y="6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115cm" svg:height="0.115cm" svg:x="32cm" svg:y="8.2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115cm" svg:height="0.115cm" svg:x="32cm" svg:y="7.9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115cm" svg:height="0.115cm" svg:x="32cm" svg:y="7.6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115cm" svg:height="0.115cm" svg:x="32cm" svg:y="7.3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1" draw:text-style-name="P4" draw:layer="layout" svg:width="3.5cm" svg:height="1.283cm" svg:x="8.75cm" svg:y="10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8.983cm" svg:y="10.8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0.733cm" svg:y="10.8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10.477cm" svg:y="11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10.617cm" svg:y="11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10.477cm" svg:y="11.1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11.667cm" svg:y="10.75cm" svg:viewBox="0 0 583 350" draw:points="0,0 583,0 583,350">
            <text:p/>
          </draw:polygon>
          <draw:custom-shape draw:style-name="gr26" draw:text-style-name="P5" draw:layer="layout" svg:width="0.117cm" svg:height="0.584cm" svg:x="12.133cm" svg:y="11.3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9.1cm" svg:y="11.68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10.384cm" svg:y="10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12.133cm" svg:y="11.7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2.133cm" svg:y="11.6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12.133cm" svg:y="11.5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2.133cm" svg:y="11.3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7" draw:text-style-name="P2" draw:layer="layout" svg:width="5.043cm" svg:height="0.629cm" draw:transform="rotate (0.977733446967222) translate (6.159cm 16.398cm)">
          <text:p/>
          <draw:enhanced-geometry svg:viewBox="0 0 21600 21600" draw:text-areas="?f5 ?f1 ?f6 ?f3" draw:type="left-right-arrow" draw:modifiers="3207.77740529668 7782.8571428571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polygon draw:style-name="gr28" draw:text-style-name="P13" draw:layer="layout" svg:width="3.146cm" svg:height="1.057cm" svg:x="14.25cm" svg:y="14.192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15.202cm 14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15.325cm 12.5cm)">
            <text:p text:style-name="P1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15.388cm 12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15.152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283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15.413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544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675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806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15.937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067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198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328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459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59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721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851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982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113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055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185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316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447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5.578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708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839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97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6.1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231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362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6.493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623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754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885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7.015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14.957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5.131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262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393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524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654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785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916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16.047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177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308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439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6.569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7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16.831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14.86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067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5.198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328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459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589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5.72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851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982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112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243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374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505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635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16.815cm 14.5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14.762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013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143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274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405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536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666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797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928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16.058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189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32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6.451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581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712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15.324cm 14.8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4" draw:text-style-name="P9" draw:layer="layout" svg:width="3.5cm" svg:height="2.417cm" svg:x="25.25cm" svg:y="15cm">
          <draw:image xlink:href="Pictures/10000001000002A0000001D0601434CFED005908.png" xlink:type="simple" xlink:show="embed" xlink:actuate="onLoad" draw:mime-type="image/png">
            <text:p/>
          </draw:image>
        </draw:frame>
        <draw:frame draw:style-name="gr35" draw:text-style-name="P3" draw:layer="layout" svg:width="3.08cm" svg:height="2.778cm" svg:x="1.553cm" svg:y="10.089cm">
          <draw:image xlink:href="Pictures/10000001000001A2000001794A53701392DF5C5E.png" xlink:type="simple" xlink:show="embed" xlink:actuate="onLoad" draw:mime-type="image/png">
            <text:p/>
          </draw:image>
        </draw:frame>
        <draw:frame draw:style-name="gr36" draw:text-style-name="P17" draw:layer="layout" svg:width="2.09cm" svg:height="2.095cm" svg:x="1.41cm" svg:y="12.905cm">
          <draw:text-box>
            <text:p><text:span text:style-name="T1">身</text:span><text:span text:style-name="T1">長</text:span><text:span text:style-name="T1">体</text:span><text:span text:style-name="T1">重</text:span><text:span text:style-name="T1">計</text:span></text:p>
            <text:p><text:span text:style-name="T1">血</text:span><text:span text:style-name="T1">圧</text:span><text:span text:style-name="T1">計</text:span></text:p>
            <text:p><text:span text:style-name="T1">視</text:span><text:span text:style-name="T1">力</text:span><text:span text:style-name="T1">計</text:span></text:p>
            <text:p><text:span text:style-name="T1"/></text:p>
          </draw:text-box>
        </draw:frame>
        <draw:custom-shape draw:style-name="gr37" draw:text-style-name="P2" draw:layer="layout" svg:width="1.511cm" svg:height="0.679cm" draw:transform="rotate (-2.99446139764667) translate (8.344cm 12.029cm)">
          <text:p/>
          <draw:enhanced-geometry svg:viewBox="0 0 21600 21600" draw:text-areas="?f7 ?f0 21600 ?f2" draw:type="left-arrow" draw:modifiers="5900 7178.8235294117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1.999cm" svg:height="1.971cm" svg:x="4.803cm" svg:y="11.617cm">
          <draw:image xlink:href="Pictures/100000000000098E0000056253E30F0B08F6018F.png" xlink:type="simple" xlink:show="embed" xlink:actuate="onLoad" draw:mime-type="image/png">
            <text:p/>
          </draw:image>
        </draw:frame>
        <draw:frame draw:style-name="gr38" draw:text-style-name="P17" draw:layer="layout" svg:width="3.75cm" svg:height="2.095cm" svg:x="3cm" svg:y="13.75cm">
          <draw:text-box>
            <text:p><text:span text:style-name="T1">IC</text:span><text:span text:style-name="T1">カ</text:span><text:span text:style-name="T1">ー</text:span><text:span text:style-name="T1">ド</text:span><text:span text:style-name="T1">(</text:span><text:span text:style-name="T1">学</text:span><text:span text:style-name="T1">生</text:span><text:span text:style-name="T1">証</text:span><text:span text:style-name="T1">)</text:span><text:span text:style-name="T1">を</text:span><text:span text:style-name="T1">タ</text:span><text:span text:style-name="T1">ッ</text:span><text:span text:style-name="T1">チ</text:span><text:span text:style-name="T1">し</text:span><text:span text:style-name="T1">て</text:span><text:span text:style-name="T1">セ</text:span><text:span text:style-name="T1">ル</text:span><text:span text:style-name="T1">フ</text:span><text:span text:style-name="T1">測</text:span><text:span text:style-name="T1">定</text:span></text:p>
          </draw:text-box>
        </draw:frame>
        <draw:frame draw:style-name="gr34" draw:text-style-name="P9" draw:layer="layout" svg:width="2.305cm" svg:height="2.737cm" svg:x="17.945cm" svg:y="10.763cm">
          <draw:image xlink:href="Pictures/100000010000036D00000411D2D64AC97B2A1240.png" xlink:type="simple" xlink:show="embed" xlink:actuate="onLoad" draw:mime-type="image/png">
            <text:p/>
          </draw:image>
        </draw:frame>
        <draw:frame draw:style-name="gr36" draw:text-style-name="P18" draw:layer="layout" svg:width="6.835cm" svg:height="1.17cm" svg:x="13.25cm" svg:y="8.75cm">
          <draw:text-box>
            <text:p>オペレータによる測定</text:p>
          </draw:text-box>
        </draw:frame>
        <draw:frame draw:style-name="gr38" draw:text-style-name="P17" draw:layer="layout" svg:width="3cm" svg:height="2.095cm" svg:x="17.25cm" svg:y="14.75cm">
          <draw:text-box>
            <text:p><text:span text:style-name="T1">IC</text:span><text:span text:style-name="T1">カ</text:span><text:span text:style-name="T1">ー</text:span><text:span text:style-name="T1">ド</text:span><text:span text:style-name="T1">(</text:span><text:span text:style-name="T1">学</text:span><text:span text:style-name="T1">生</text:span><text:span text:style-name="T1">証</text:span><text:span text:style-name="T1">)</text:span><text:span text:style-name="T1">を</text:span><text:span text:style-name="T1">タ</text:span><text:span text:style-name="T1">ッ</text:span><text:span text:style-name="T1">チ</text:span><text:span text:style-name="T1">し</text:span><text:span text:style-name="T1">て</text:span></text:p>
            <text:p><text:span text:style-name="T1">デ</text:span><text:span text:style-name="T1">ー</text:span><text:span text:style-name="T1">タ</text:span><text:span text:style-name="T1">を</text:span><text:span text:style-name="T1">確</text:span><text:span text:style-name="T1">認</text:span><text:span text:style-name="T1">後</text:span><text:span text:style-name="T1">、</text:span><text:span text:style-name="T1">登</text:span><text:span text:style-name="T1">録</text:span></text:p>
          </draw:text-box>
        </draw:frame>
        <draw:frame draw:style-name="gr36" draw:text-style-name="P17" draw:layer="layout" svg:width="1.772cm" svg:height="0.712cm" svg:x="18.61cm" svg:y="13.713cm">
          <draw:text-box>
            <text:p><text:span text:style-name="T1">尿</text:span><text:span text:style-name="T1">検</text:span><text:span text:style-name="T1">査</text:span><text:span text:style-name="T1">機</text:span></text:p>
          </draw:text-box>
        </draw:frame>
        <draw:frame draw:style-name="gr8" draw:text-style-name="P3" draw:layer="layout" svg:width="1.999cm" svg:height="1.971cm" svg:x="2.374cm" svg:y="24.134cm">
          <draw:image xlink:href="Pictures/100000000000098E0000056253E30F0B08F6018F.png" xlink:type="simple" xlink:show="embed" xlink:actuate="onLoad" draw:mime-type="image/png">
            <text:p/>
          </draw:image>
        </draw:frame>
        <draw:path draw:style-name="gr39" draw:text-style-name="P3" draw:layer="layout" svg:width="2.318cm" svg:height="2.274cm" draw:transform="rotate (0.66479591208464) translate (3.96494755291702cm 24.3732798850686cm)" svg:viewBox="0 0 2319 2275" svg:d="M562 1771c3260 1920 1333-2303-562-1714">
          <text:p/>
        </draw:path>
        <draw:g>
          <draw:polygon draw:style-name="gr28" draw:text-style-name="P13" draw:layer="layout" svg:width="3.146cm" svg:height="1.057cm" svg:x="4.016cm" svg:y="25.614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4.968cm 25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5.091cm 23.9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5.154cm 24.0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4.918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049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5.179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31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441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572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5.703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833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964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094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225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356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487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617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748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879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821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951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82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213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5.344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74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605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36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5.866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997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128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6.259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389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52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651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6.781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4.723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4.897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028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159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29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42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551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682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5.813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943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074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205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6.335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466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6.597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4.626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833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4.964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94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225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355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5.486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617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48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878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009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14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271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401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6.581cm 25.9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4.528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779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909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4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171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302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32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563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694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5.824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955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086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6.217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347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478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5.09cm 26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8" draw:text-style-name="P17" draw:layer="layout" svg:width="3.75cm" svg:height="2.095cm" svg:x="1cm" svg:y="26.075cm">
          <draw:text-box>
            <text:p><text:span text:style-name="T1">I</text:span><text:span text:style-name="T1">C</text:span><text:span text:style-name="T1">カ</text:span><text:span text:style-name="T1">ー</text:span><text:span text:style-name="T1">ド</text:span><text:span text:style-name="T1">(</text:span><text:span text:style-name="T1">学</text:span><text:span text:style-name="T1">生</text:span><text:span text:style-name="T1">証</text:span><text:span text:style-name="T1">)</text:span><text:span text:style-name="T1">を</text:span><text:span text:style-name="T1">タ</text:span><text:span text:style-name="T1">ッ</text:span><text:span text:style-name="T1">チ</text:span><text:span text:style-name="T1">し</text:span><text:span text:style-name="T1">て</text:span><text:span text:style-name="T1">受</text:span><text:span text:style-name="T1">付</text:span><text:span text:style-name="T1">デ</text:span><text:span text:style-name="T1">ー</text:span><text:span text:style-name="T1">タ</text:span><text:span text:style-name="T1">を</text:span><text:span text:style-name="T1">記</text:span><text:span text:style-name="T1">録</text:span></text:p>
          </draw:text-box>
        </draw:frame>
        <draw:frame draw:style-name="gr36" draw:text-style-name="P18" draw:layer="layout" svg:width="4.947cm" svg:height="1.17cm" svg:x="2.846cm" svg:y="22.25cm">
          <draw:text-box>
            <text:p>オフライン受付</text:p>
          </draw:text-box>
        </draw:frame>
        <draw:g>
          <draw:polygon draw:style-name="gr28" draw:text-style-name="P13" draw:layer="layout" svg:width="2.186cm" svg:height="0.734cm" svg:x="10.973cm" svg:y="24.015cm" svg:viewBox="0 0 2187 735" draw:points="16,735 0,686 2187,0 2187,98 1539,735">
            <text:p/>
          </draw:polygon>
          <draw:custom-shape draw:style-name="gr40" draw:text-style-name="P13" draw:layer="layout" svg:width="1.524cm" svg:height="0.686cm" draw:transform="skewX (0.766897673326308) translate (11.634cm 24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5" draw:layer="layout" svg:width="1.53cm" svg:height="1.176cm" draw:transform="skewX (0.0628318530717959) translate (11.72cm 22.8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4" draw:layer="layout" svg:width="1.442cm" svg:height="1.021cm" draw:transform="skewX (0.0626573201465964) translate (11.764cm 22.9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75cm" svg:height="0.054cm" draw:transform="skewX (0.766548607475909) translate (11.6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691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7cm" svg:height="0.054cm" draw:transform="skewX (0.756774763664741) translate (11.781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872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963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054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145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236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327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417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508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599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69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78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871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962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532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1.623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1.714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1.805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1.896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986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077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168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56774763664741) translate (12.258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349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441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532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622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713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804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56774763664741) translate (12.894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7cm" svg:height="0.054cm" draw:transform="skewX (0.766548607475909) translate (11.464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56774763664741) translate (11.585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676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767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858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1.949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04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131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2.222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312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403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494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56774763664741) translate (12.584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675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7cm" svg:height="0.054cm" draw:transform="skewX (0.766548607475909) translate (12.766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28cm" svg:height="0.053cm" draw:transform="skewX (0.775798852511479) translate (11.397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3cm" draw:transform="skewX (0.775798852511479) translate (11.541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3cm" draw:transform="skewX (0.775798852511479) translate (11.632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1.722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1.813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1.903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66199541625511) translate (11.994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085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176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267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358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449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54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63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4cm" svg:height="0.089cm" draw:transform="skewX (0.768293936727904) translate (12.755cm 24.2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9cm" svg:height="0.054cm" draw:transform="skewX (0.766548607475909) translate (11.329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503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593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1.685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1.776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1.867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957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048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139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7cm" svg:height="0.054cm" draw:transform="skewX (0.756774763664741) translate (12.229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32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411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2.502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2.593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2.684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453cm" svg:height="0.196cm" draw:transform="skewX (0.767246739176707) translate (11.719cm 24.4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17" draw:layer="layout" svg:width="3.75cm" svg:height="2.095cm" svg:x="16cm" svg:y="23.655cm">
          <draw:text-box>
            <text:p><text:span text:style-name="T1">各</text:span><text:span text:style-name="T1">自</text:span><text:span text:style-name="T1">が</text:span><text:span text:style-name="T1">IC</text:span><text:span text:style-name="T1">カ</text:span><text:span text:style-name="T1">ー</text:span><text:span text:style-name="T1">ド</text:span><text:span text:style-name="T1">(</text:span><text:span text:style-name="T1">学</text:span><text:span text:style-name="T1">生</text:span><text:span text:style-name="T1">証</text:span><text:span text:style-name="T1">)</text:span><text:span text:style-name="T1">を</text:span><text:span text:style-name="T1">タ</text:span><text:span text:style-name="T1">ッ</text:span><text:span text:style-name="T1">チ</text:span><text:span text:style-name="T1">し</text:span><text:span text:style-name="T1">て</text:span><text:span text:style-name="T1">測</text:span><text:span text:style-name="T1">定</text:span><text:span text:style-name="T1">結</text:span><text:span text:style-name="T1">果</text:span><text:span text:style-name="T1">を</text:span><text:span text:style-name="T1">確</text:span><text:span text:style-name="T1">認</text:span><text:span text:style-name="T1">、</text:span><text:span text:style-name="T1">測</text:span><text:span text:style-name="T1">定</text:span><text:span text:style-name="T1">し</text:span><text:span text:style-name="T1">忘</text:span><text:span text:style-name="T1">れ</text:span><text:span text:style-name="T1">が</text:span><text:span text:style-name="T1">無</text:span><text:span text:style-name="T1">け</text:span><text:span text:style-name="T1">れ</text:span><text:span text:style-name="T1">ば</text:span><text:span text:style-name="T1">健</text:span><text:span text:style-name="T1">診</text:span><text:span text:style-name="T1">完</text:span><text:span text:style-name="T1">了</text:span></text:p>
          </draw:text-box>
        </draw:frame>
        <draw:frame draw:style-name="gr36" draw:text-style-name="P18" draw:layer="layout" svg:width="7.487cm" svg:height="1.17cm" svg:x="12.263cm" svg:y="21.5cm">
          <draw:text-box>
            <text:p>健康診断完了セルフ確認</text:p>
          </draw:text-box>
        </draw:frame>
        <draw:frame draw:style-name="gr8" draw:text-style-name="P3" draw:layer="layout" svg:width="3.773cm" svg:height="3.721cm" svg:x="6.007cm" svg:y="3.379cm">
          <draw:image xlink:href="Pictures/100000000000098E0000056253E30F0B08F6018F.png" xlink:type="simple" xlink:show="embed" xlink:actuate="onLoad" draw:mime-type="image/png">
            <text:p/>
          </draw:image>
        </draw:frame>
        <draw:path draw:style-name="gr45" draw:text-style-name="P3" draw:layer="layout" svg:width="3.284cm" svg:height="1.3cm" draw:transform="rotate (0.66479591208464) translate (5cm 18.67cm)" svg:viewBox="0 0 3285 1301" svg:d="M0 0c2697 206 4369 713 2474 1301">
          <text:p/>
        </draw:path>
        <draw:g>
          <draw:polygon draw:style-name="gr28" draw:text-style-name="P13" draw:layer="layout" svg:width="3.146cm" svg:height="1.057cm" svg:x="3.723cm" svg:y="18.612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4.675cm 18.6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4.798cm 16.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4.861cm 17.0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4.625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4.756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4.886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017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148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279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5.41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54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671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801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932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063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194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324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455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586cm 18.7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528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658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789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92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5.051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181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312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43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5.573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04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835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5.966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096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227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358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6.488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4.43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4.604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4.735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4.866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4.997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127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258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389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5.52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65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781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912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6.042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173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6.304cm 18.9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4.333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54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4.671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801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932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62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5.193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324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55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585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16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847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978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108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6.288cm 18.9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4.235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486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616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747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878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09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139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27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01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5.531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662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93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5.924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054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185cm 19.1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4.797cm 19.2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6" draw:text-style-name="P17" draw:layer="layout" svg:width="5cm" svg:height="1.634cm" svg:x="3.25cm" svg:y="20.036cm">
          <draw:text-box>
            <text:p><text:span text:style-name="T1">IC</text:span><text:span text:style-name="T1">カ</text:span><text:span text:style-name="T1">ー</text:span><text:span text:style-name="T1">ド</text:span><text:span text:style-name="T1">(</text:span><text:span text:style-name="T1">学</text:span><text:span text:style-name="T1">生</text:span><text:span text:style-name="T1">証</text:span><text:span text:style-name="T1">)</text:span><text:span text:style-name="T1">を</text:span></text:p>
            <text:p><text:span text:style-name="T1">タ</text:span><text:span text:style-name="T1">ッ</text:span><text:span text:style-name="T1">チ</text:span><text:span text:style-name="T1">し</text:span><text:span text:style-name="T1">て</text:span><text:span text:style-name="T1">過</text:span><text:span text:style-name="T1">去</text:span><text:span text:style-name="T1">デ</text:span><text:span text:style-name="T1">ー</text:span><text:span text:style-name="T1">タ</text:span><text:span text:style-name="T1">を</text:span><text:span text:style-name="T1">参</text:span><text:span text:style-name="T1">照</text:span><text:span text:style-name="T1">、</text:span></text:p>
            <text:p><text:span text:style-name="T1">新</text:span><text:span text:style-name="T1">デ</text:span><text:span text:style-name="T1">ー</text:span><text:span text:style-name="T1">タ</text:span><text:span text:style-name="T1">を</text:span><text:span text:style-name="T1">記</text:span><text:span text:style-name="T1">録</text:span></text:p>
          </draw:text-box>
        </draw:frame>
        <draw:frame draw:style-name="gr36" draw:text-style-name="P18" draw:layer="layout" svg:width="3.042cm" svg:height="1.17cm" svg:x="3.5cm" svg:y="15.75cm">
          <draw:text-box>
            <text:p>医師診察</text:p>
          </draw:text-box>
        </draw:frame>
        <draw:frame draw:style-name="gr36" draw:text-style-name="P17" draw:layer="layout" svg:width="2.407cm" svg:height="1.634cm" svg:x="7.28cm" svg:y="24.059cm">
          <draw:text-box>
            <text:p><text:span text:style-name="T1">X</text:span><text:span text:style-name="T1">P</text:span><text:span text:style-name="T1">受</text:span><text:span text:style-name="T1">付</text:span></text:p>
            <text:p><text:span text:style-name="T1">血</text:span><text:span text:style-name="T1">液</text:span><text:span text:style-name="T1">検</text:span><text:span text:style-name="T1">査</text:span><text:span text:style-name="T1">受</text:span><text:span text:style-name="T1">付</text:span></text:p>
            <text:p><text:span text:style-name="T1">尿</text:span><text:span text:style-name="T1">検</text:span><text:span text:style-name="T1">査</text:span><text:span text:style-name="T1">受</text:span><text:span text:style-name="T1">付</text:span></text:p>
          </draw:text-box>
        </draw:frame>
        <draw:frame draw:style-name="gr8" draw:text-style-name="P3" draw:layer="layout" svg:width="1.999cm" svg:height="1.971cm" svg:x="14.751cm" svg:y="18.462cm">
          <draw:image xlink:href="Pictures/100000000000098E0000056253E30F0B08F6018F.png" xlink:type="simple" xlink:show="embed" xlink:actuate="onLoad" draw:mime-type="image/png">
            <text:p/>
          </draw:image>
        </draw:frame>
        <draw:path draw:style-name="gr39" draw:text-style-name="P3" draw:layer="layout" svg:width="1.294cm" svg:height="1.635cm" draw:transform="rotate (0.66479591208464) translate (16.0590083362055cm 18.6546348706286cm)" svg:viewBox="0 0 1295 1636" svg:d="M231 1636c1250 27 1664-2122-231-1534">
          <text:p/>
        </draw:path>
        <draw:g>
          <draw:polygon draw:style-name="gr28" draw:text-style-name="P13" draw:layer="layout" svg:width="1.847cm" svg:height="0.62cm" svg:x="16.473cm" svg:y="19.679cm" svg:viewBox="0 0 1848 621" draw:points="13,621 0,580 1848,0 1848,83 1301,621">
            <text:p/>
          </draw:polygon>
          <draw:custom-shape draw:style-name="gr47" draw:text-style-name="P13" draw:layer="layout" svg:width="1.287cm" svg:height="0.58cm" draw:transform="skewX (0.766897673326308) translate (17.032cm 19.6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5" draw:layer="layout" svg:width="1.293cm" svg:height="0.994cm" draw:transform="skewX (0.0633554518473942) translate (17.104cm 18.6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layout" svg:width="1.219cm" svg:height="0.863cm" draw:transform="skewX (0.062482787221397) translate (17.141cm 18.7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4cm" svg:height="0.046cm" draw:transform="skewX (0.76323248189712) translate (17.003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08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5cm" svg:height="0.046cm" draw:transform="skewX (0.751713308833958) translate (17.156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233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31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38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6cm" draw:transform="skewX (0.774402589109884) translate (17.464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54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61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693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7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84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924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5cm" svg:height="0.046cm" draw:transform="skewX (0.76323248189712) translate (18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8.07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8.154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6.946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022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099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176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74228056184685) translate (17.253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329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06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83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62708883121522) translate (17.559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636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713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79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867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85398163397448) translate (17.944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8.02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8.097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cm" svg:height="0.046cm" draw:transform="skewX (0.76323248189712) translate (16.888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51713308833958) translate (16.99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067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144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221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74402589109884) translate (17.298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374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451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528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605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682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74402589109884) translate (17.759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835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912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5cm" svg:height="0.046cm" draw:transform="skewX (0.76323248189712) translate (17.989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45cm" draw:transform="skewX (0.774228056184685) translate (16.831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6.95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74228056184685) translate (17.0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106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18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259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62708883121522) translate (17.336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1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9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85398163397448) translate (17.567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64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72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797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874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6cm" svg:height="0.075cm" draw:transform="skewX (0.764977811149115) translate (17.979cm 19.8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4cm" svg:height="0.045cm" draw:transform="skewX (0.774228056184685) translate (16.774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6.921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6.997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074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151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228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305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85398163397448) translate (17.382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58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535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612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689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74228056184685) translate (17.766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842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919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82cm" svg:height="0.165cm" draw:transform="skewX (0.770039265979898) translate (17.104cm 20.0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0" draw:text-style-name="P17" draw:layer="layout" svg:width="6.5cm" svg:height="1.173cm" svg:x="13cm" svg:y="20.35cm">
          <draw:text-box>
            <text:p><text:span text:style-name="T1">IC</text:span><text:span text:style-name="T1">カ</text:span><text:span text:style-name="T1">ー</text:span><text:span text:style-name="T1">ド</text:span><text:span text:style-name="T1">(</text:span><text:span text:style-name="T1">学</text:span><text:span text:style-name="T1">生</text:span><text:span text:style-name="T1">証</text:span><text:span text:style-name="T1">)</text:span><text:span text:style-name="T1">仮</text:span><text:span text:style-name="T1">カ</text:span><text:span text:style-name="T1">ー</text:span><text:span text:style-name="T1">ド</text:span><text:span text:style-name="T1">作</text:span><text:span text:style-name="T1">成</text:span><text:span text:style-name="T1">し</text:span><text:span text:style-name="T1">て</text:span><text:span text:style-name="T1">対</text:span><text:span text:style-name="T1">応</text:span></text:p>
          </draw:text-box>
        </draw:frame>
        <draw:frame draw:style-name="gr36" draw:text-style-name="P20" draw:layer="layout" svg:width="4.464cm" svg:height="0.971cm" svg:x="13.75cm" svg:y="17.183cm">
          <draw:text-box>
            <text:p text:style-name="P19"><text:span text:style-name="T2">I</text:span><text:span text:style-name="T2">C</text:span><text:span text:style-name="T2">カ</text:span><text:span text:style-name="T2">ー</text:span><text:span text:style-name="T2">ド</text:span><text:span text:style-name="T2">忘</text:span><text:span text:style-name="T2">れ</text:span><text:span text:style-name="T2">対</text:span><text:span text:style-name="T2">応</text:span></text:p>
          </draw:text-box>
        </draw:frame>
        <draw:custom-shape draw:style-name="gr51" draw:text-style-name="P2" draw:layer="layout" svg:width="6.019cm" svg:height="0.5cm" draw:transform="rotate (2.21429922200521) translate (15.104cm 17.422cm)">
          <text:p/>
          <draw:enhanced-geometry svg:viewBox="0 0 21600 21600" draw:text-areas="?f7 ?f0 21600 ?f2" draw:mirror-horizontal="false" draw:mirror-vertical="false" draw:type="left-arrow" draw:modifiers="1833.16582914573 7415.568862275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3.025cm" svg:height="2.565cm" svg:x="12.005cm" svg:y="3.785cm">
          <draw:image xlink:href="Pictures/1000000000000500000002D1A97FE483229452BA.jpg" xlink:type="simple" xlink:show="embed" xlink:actuate="onLoad" draw:mime-type="image/jpeg">
            <text:p/>
          </draw:image>
        </draw:frame>
        <draw:frame draw:style-name="gr36" draw:text-style-name="P22" draw:layer="layout" svg:width="10.492cm" svg:height="0.911cm" svg:x="5.5cm" svg:y="2.35cm">
          <draw:text-box>
            <text:p text:style-name="P21"><text:span text:style-name="T3">I</text:span><text:span text:style-name="T3">C</text:span><text:span text:style-name="T3">カ</text:span><text:span text:style-name="T3">ー</text:span><text:span text:style-name="T3">ド</text:span><text:span text:style-name="T3">Io</text:span><text:span text:style-name="T3">T</text:span><text:span text:style-name="T3">ア</text:span><text:span text:style-name="T3">ダ</text:span><text:span text:style-name="T3">プ</text:span><text:span text:style-name="T3">タ</text:span><text:span text:style-name="T3"> <text:s text:c="3"/></text:span><text:span text:style-name="T3">と</text:span><text:span text:style-name="T3">、</text:span><text:span text:style-name="T3"> <text:s text:c="2"/></text:span><text:span text:style-name="T3">I</text:span><text:span text:style-name="T3">C</text:span><text:span text:style-name="T3">カ</text:span><text:span text:style-name="T3">ー</text:span><text:span text:style-name="T3">ド</text:span><text:span text:style-name="T3">リ</text:span><text:span text:style-name="T3">ー</text:span><text:span text:style-name="T3">ダ</text:span><text:span text:style-name="T3"> <text:s text:c="3"/></text:span><text:span text:style-name="T3">を</text:span></text:p>
          </draw:text-box>
        </draw:frame>
        <draw:g>
          <draw:custom-shape draw:style-name="gr52" draw:text-style-name="P16" draw:layer="layout" svg:width="0.574cm" svg:height="0.765cm" svg:x="13.092cm" svg:y="26.89cm">
            <text:p/>
            <draw:enhanced-geometry svg:viewBox="0 0 21600 21600" draw:type="rectangle" draw:enhanced-path="M 0 0 L 21600 0 21600 21600 0 21600 0 0 Z N"/>
          </draw:custom-shape>
          <draw:polygon draw:style-name="gr53" draw:text-style-name="P4" draw:layer="layout" svg:width="1.72cm" svg:height="0.076cm" svg:x="12.519cm" svg:y="27.578cm" svg:viewBox="0 0 1721 77" draw:points="0,77 23,0 1691,5 1721,77">
            <text:p/>
          </draw:polygon>
          <draw:custom-shape draw:style-name="gr54" draw:text-style-name="P5" draw:layer="layout" svg:width="3.25cm" svg:height="2.044cm" svg:x="11.763cm" svg:y="25.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9" draw:layer="layout" svg:width="3.075cm" svg:height="1.859cm" svg:x="11.856cm" svg:y="25.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4" draw:layer="layout" svg:width="3.5cm" svg:height="1.283cm" svg:x="26.862cm" svg:y="24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27.095cm" svg:y="24.8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28.845cm" svg:y="24.8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28.589cm" svg:y="25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28.729cm" svg:y="25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28.589cm" svg:y="25.1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29.779cm" svg:y="24.75cm" svg:viewBox="0 0 583 350" draw:points="0,0 583,0 583,350">
            <text:p/>
          </draw:polygon>
          <draw:custom-shape draw:style-name="gr26" draw:text-style-name="P5" draw:layer="layout" svg:width="0.117cm" svg:height="0.584cm" svg:x="30.245cm" svg:y="25.3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27.212cm" svg:y="25.68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28.496cm" svg:y="24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30.245cm" svg:y="25.7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30.245cm" svg:y="25.6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30.245cm" svg:y="25.5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30.245cm" svg:y="25.3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1" draw:text-style-name="P4" draw:layer="layout" svg:width="3.5cm" svg:height="1.283cm" svg:x="33.862cm" svg:y="24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34.095cm" svg:y="24.8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35.845cm" svg:y="24.8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35.589cm" svg:y="25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35.729cm" svg:y="25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35.589cm" svg:y="25.1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36.779cm" svg:y="24.75cm" svg:viewBox="0 0 583 350" draw:points="0,0 583,0 583,350">
            <text:p/>
          </draw:polygon>
          <draw:custom-shape draw:style-name="gr26" draw:text-style-name="P5" draw:layer="layout" svg:width="0.117cm" svg:height="0.584cm" svg:x="37.245cm" svg:y="25.3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34.212cm" svg:y="25.68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35.496cm" svg:y="24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37.245cm" svg:y="25.7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37.245cm" svg:y="25.6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37.245cm" svg:y="25.5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37.245cm" svg:y="25.3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36" draw:text-style-name="P18" draw:layer="layout" svg:width="3.038cm" svg:height="1.17cm" svg:x="27.112cm" svg:y="23.533cm">
          <draw:text-box>
            <text:p>正サーバ</text:p>
          </draw:text-box>
        </draw:frame>
        <draw:frame draw:style-name="gr36" draw:text-style-name="P18" draw:layer="layout" svg:width="3.038cm" svg:height="1.17cm" svg:x="34.112cm" svg:y="23.5cm">
          <draw:text-box>
            <text:p>副サーバ</text:p>
          </draw:text-box>
        </draw:frame>
        <draw:g>
          <draw:custom-shape draw:style-name="gr56" draw:text-style-name="P5" draw:layer="layout" svg:width="1cm" svg:height="1.5cm" svg:x="24.556cm" svg:y="19.5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3" draw:layer="layout" svg:width="0.25cm" svg:height="0.75cm" svg:x="25.306cm" svg:y="19.7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4" draw:layer="layout" svg:width="0.1cm" svg:height="0.1cm" svg:x="25.405cm" svg:y="20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0.1cm" svg:height="0.1cm" svg:x="25.405cm" svg:y="20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0.1cm" svg:height="0.1cm" svg:x="25.405cm" svg:y="19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7" draw:layer="layout" svg:width="0.25cm" svg:height="0.25cm" svg:x="24.556cm" svg:y="19.75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18" draw:layer="layout" svg:width="1.806cm" svg:height="0.962cm" svg:x="24.25cm" svg:y="19.538cm">
          <draw:text-box>
            <text:p>NAS</text:p>
          </draw:text-box>
        </draw:frame>
        <draw:custom-shape draw:style-name="gr60" draw:text-style-name="P2" draw:layer="layout" svg:width="2.5cm" svg:height="0.5cm" draw:transform="rotate (0.364599280741615) translate (26.306cm 21.6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2" draw:layer="layout" svg:width="2.5cm" svg:height="0.25cm" svg:x="30.862cm" svg:y="25.03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" draw:layer="layout" svg:width="2.5cm" svg:height="0.25cm" svg:x="30.862cm" svg:y="25.5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7" draw:layer="layout" svg:width="2.407cm" svg:height="0.712cm" svg:x="30.649cm" svg:y="25.5cm">
          <draw:text-box>
            <text:p><text:span text:style-name="T1">バ</text:span><text:span text:style-name="T1">ッ</text:span><text:span text:style-name="T1">ク</text:span><text:span text:style-name="T1">ア</text:span><text:span text:style-name="T1">ッ</text:span><text:span text:style-name="T1">プ</text:span></text:p>
          </draw:text-box>
        </draw:frame>
        <draw:frame draw:style-name="gr36" draw:text-style-name="P17" draw:layer="layout" svg:width="1.772cm" svg:height="0.712cm" svg:x="31.112cm" svg:y="24.283cm">
          <draw:text-box>
            <text:p><text:span text:style-name="T1">変</text:span><text:span text:style-name="T1">更</text:span><text:span text:style-name="T1">反</text:span><text:span text:style-name="T1">映</text:span></text:p>
          </draw:text-box>
        </draw:frame>
        <draw:frame draw:style-name="gr36" draw:text-style-name="P17" draw:layer="layout" svg:width="2.407cm" svg:height="0.712cm" svg:x="26.399cm" svg:y="20.076cm">
          <draw:text-box>
            <text:p><text:span text:style-name="T1">バ</text:span><text:span text:style-name="T1">ッ</text:span><text:span text:style-name="T1">ク</text:span><text:span text:style-name="T1">ア</text:span><text:span text:style-name="T1">ッ</text:span><text:span text:style-name="T1">プ</text:span></text:p>
          </draw:text-box>
        </draw:frame>
        <draw:frame draw:style-name="gr36" draw:text-style-name="P18" draw:layer="layout" svg:width="2.403cm" svg:height="1.17cm" svg:x="9.25cm" svg:y="9.5cm">
          <draw:text-box>
            <text:p>サーバ</text:p>
          </draw:text-box>
        </draw:frame>
        <draw:frame draw:style-name="gr36" draw:text-style-name="P18" draw:layer="layout" svg:width="4.947cm" svg:height="1.17cm" svg:x="2.803cm" svg:y="8.777cm">
          <draw:text-box>
            <text:p>セルフ自動測定</text:p>
          </draw:text-box>
        </draw:frame>
        <draw:frame draw:style-name="gr62" draw:text-style-name="P17" draw:layer="layout" svg:width="2cm" svg:height="0.712cm" svg:x="6.75cm" svg:y="10.75cm">
          <draw:text-box>
            <text:p><text:span text:style-name="T1">自</text:span><text:span text:style-name="T1">動</text:span><text:span text:style-name="T1">登</text:span><text:span text:style-name="T1">録</text:span></text:p>
          </draw:text-box>
        </draw:frame>
        <draw:frame draw:style-name="gr36" draw:text-style-name="P26" draw:layer="layout" svg:width="10.463cm" svg:height="1.322cm" svg:x="5.5cm" svg:y="0.75cm">
          <draw:text-box>
            <text:p text:style-name="P25"><text:span text:style-name="T4">I</text:span><text:span text:style-name="T4">o</text:span><text:span text:style-name="T4">T</text:span><text:span text:style-name="T4">化</text:span><text:span text:style-name="T4">し</text:span><text:span text:style-name="T4">た</text:span><text:span text:style-name="T4">キ</text:span><text:span text:style-name="T4">ャ</text:span><text:span text:style-name="T4">ン</text:span><text:span text:style-name="T4">パ</text:span><text:span text:style-name="T4">ス</text:span><text:span text:style-name="T4">健</text:span><text:span text:style-name="T4">康</text:span><text:span text:style-name="T4">診</text:span><text:span text:style-name="T4">断</text:span></text:p>
          </draw:text-box>
        </draw:frame>
        <draw:frame draw:style-name="gr63" draw:text-style-name="P28" draw:layer="layout" svg:width="10.818cm" svg:height="1.671cm" svg:x="5.432cm" svg:y="7cm">
          <draw:text-box>
            <text:p text:style-name="P27"><text:span text:style-name="T5">用</text:span><text:span text:style-name="T5">い</text:span><text:span text:style-name="T5">て</text:span><text:span text:style-name="T5">、</text:span><text:span text:style-name="T5">自</text:span><text:span text:style-name="T5">動</text:span><text:span text:style-name="T5">化</text:span><text:span text:style-name="T5">、</text:span><text:span text:style-name="T5">セ</text:span><text:span text:style-name="T5">ル</text:span><text:span text:style-name="T5">フ</text:span><text:span text:style-name="T5">化</text:span><text:span text:style-name="T5">、</text:span><text:span text:style-name="T5">オ</text:span><text:span text:style-name="T5">フ</text:span><text:span text:style-name="T5">ラ</text:span><text:span text:style-name="T5">イ</text:span><text:span text:style-name="T5">ン</text:span><text:span text:style-name="T5">対</text:span><text:span text:style-name="T5">応</text:span><text:span text:style-name="T5">の</text:span><text:span text:style-name="T5"><text:line-break/></text:span><text:span text:style-name="T5">一</text:span><text:span text:style-name="T5">斉</text:span><text:span text:style-name="T5">健</text:span><text:span text:style-name="T5">康</text:span><text:span text:style-name="T5">診</text:span><text:span text:style-name="T5">断</text:span><text:span text:style-name="T5">に</text:span><text:span text:style-name="T5">耐</text:span><text:span text:style-name="T5">え</text:span><text:span text:style-name="T5">う</text:span><text:span text:style-name="T5">る</text:span><text:span text:style-name="T5">し</text:span><text:span text:style-name="T5">く</text:span><text:span text:style-name="T5">み</text:span><text:span text:style-name="T5">を</text:span><text:span text:style-name="T5">作</text:span><text:span text:style-name="T5">り</text:span><text:span text:style-name="T5">ま</text:span><text:span text:style-name="T5">す</text:span><text:span text:style-name="T5">。</text:span></text:p>
          </draw:text-box>
        </draw:frame>
      </draw:page>
      <draw:page draw:name="page2" draw:style-name="dp1" draw:master-page-name="標準">
        <draw:custom-shape draw:style-name="gr64" draw:text-style-name="P1" draw:layer="layout" svg:width="20.75cm" svg:height="18cm" svg:x="0.25cm" svg:y="3.25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4" draw:layer="layout" svg:width="3.5cm" svg:height="1.283cm" svg:x="8.5cm" svg:y="6.53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8.733cm" svg:y="6.6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0.483cm" svg:y="6.65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10.227cm" svg:y="6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10.367cm" svg:y="6.8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10.227cm" svg:y="6.888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11.417cm" svg:y="6.538cm" svg:viewBox="0 0 583 350" draw:points="0,0 583,0 583,350">
            <text:p/>
          </draw:polygon>
          <draw:custom-shape draw:style-name="gr26" draw:text-style-name="P5" draw:layer="layout" svg:width="0.117cm" svg:height="0.584cm" svg:x="11.883cm" svg:y="7.12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8.85cm" svg:y="7.47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10.134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11.883cm" svg:y="7.5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1.883cm" svg:y="7.4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11.883cm" svg:y="7.3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1.883cm" svg:y="7.1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1" draw:text-style-name="P4" draw:layer="layout" svg:width="3.5cm" svg:height="1.283cm" svg:x="15.5cm" svg:y="6.53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5.733cm" svg:y="6.6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7.483cm" svg:y="6.65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17.227cm" svg:y="6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17.367cm" svg:y="6.8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17.227cm" svg:y="6.888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18.417cm" svg:y="6.538cm" svg:viewBox="0 0 583 350" draw:points="0,0 583,0 583,350">
            <text:p/>
          </draw:polygon>
          <draw:custom-shape draw:style-name="gr26" draw:text-style-name="P5" draw:layer="layout" svg:width="0.117cm" svg:height="0.584cm" svg:x="18.883cm" svg:y="7.12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15.85cm" svg:y="7.47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17.134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18.883cm" svg:y="7.5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8.883cm" svg:y="7.4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18.883cm" svg:y="7.3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8.883cm" svg:y="7.1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36" draw:text-style-name="P18" draw:layer="layout" svg:width="3.038cm" svg:height="1.17cm" svg:x="8.75cm" svg:y="5.321cm">
          <draw:text-box>
            <text:p>正サーバ</text:p>
          </draw:text-box>
        </draw:frame>
        <draw:frame draw:style-name="gr36" draw:text-style-name="P18" draw:layer="layout" svg:width="3.038cm" svg:height="1.17cm" svg:x="15.75cm" svg:y="5.288cm">
          <draw:text-box>
            <text:p>副サーバ</text:p>
          </draw:text-box>
        </draw:frame>
        <draw:g>
          <draw:custom-shape draw:style-name="gr56" draw:text-style-name="P5" draw:layer="layout" svg:width="1cm" svg:height="1.5cm" svg:x="3.843cm" svg:y="8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3" draw:layer="layout" svg:width="0.25cm" svg:height="0.75cm" svg:x="4.593cm" svg:y="8.2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4" draw:layer="layout" svg:width="0.1cm" svg:height="0.1cm" svg:x="4.692cm" svg:y="8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0.1cm" svg:height="0.1cm" svg:x="4.692cm" svg:y="8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0.1cm" svg:height="0.1cm" svg:x="4.692cm" svg:y="8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7" draw:layer="layout" svg:width="0.25cm" svg:height="0.25cm" svg:x="3.843cm" svg:y="8.25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18" draw:layer="layout" svg:width="1.806cm" svg:height="0.962cm" svg:x="3.593cm" svg:y="7cm">
          <draw:text-box>
            <text:p>NAS</text:p>
          </draw:text-box>
        </draw:frame>
        <draw:custom-shape draw:style-name="gr60" draw:text-style-name="P2" draw:layer="layout" svg:width="2.5cm" svg:height="0.5cm" draw:transform="rotate (0.364599280741615) translate (5.385cm 8.2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7" draw:layer="layout" svg:width="2.407cm" svg:height="0.712cm" svg:x="5.843cm" svg:y="7cm">
          <draw:text-box>
            <text:p><text:span text:style-name="T1">バ</text:span><text:span text:style-name="T1">ッ</text:span><text:span text:style-name="T1">ク</text:span><text:span text:style-name="T1">ア</text:span><text:span text:style-name="T1">ッ</text:span><text:span text:style-name="T1">プ</text:span></text:p>
          </draw:text-box>
        </draw:frame>
        <draw:frame draw:style-name="gr36" draw:text-style-name="P26" draw:layer="layout" svg:width="4.198cm" svg:height="1.322cm" svg:x="8.052cm" svg:y="3.428cm">
          <draw:text-box>
            <text:p text:style-name="P25"><text:span text:style-name="T4">サ</text:span><text:span text:style-name="T4">ー</text:span><text:span text:style-name="T4">バ</text:span><text:span text:style-name="T4">管</text:span><text:span text:style-name="T4">理</text:span></text:p>
          </draw:text-box>
        </draw:frame>
        <draw:g>
          <draw:polygon draw:style-name="gr28" draw:text-style-name="P13" draw:layer="layout" svg:width="3.146cm" svg:height="1.057cm" svg:x="8.723cm" svg:y="14.647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9.675cm 14.6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9.798cm 12.9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9.861cm 13.0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9.625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9.756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9.886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017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148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279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10.41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54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671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801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932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063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194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324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455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586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528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658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789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92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0.051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181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312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443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0.573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704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835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0.966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096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227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358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1.488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9.43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9.604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9.735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9.866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9.997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127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258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389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10.52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65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781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912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1.042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173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11.304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9.333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54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9.671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801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932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062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0.193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324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455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585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716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847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978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108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11.288cm 14.9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9.235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486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616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747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878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009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139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27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401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10.531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662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793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0.924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054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185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9.797cm 15.2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28" draw:text-style-name="P13" draw:layer="layout" svg:width="3.146cm" svg:height="1.057cm" svg:x="15.723cm" svg:y="15.897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16.675cm 15.8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16.798cm 14.2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16.861cm 14.3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16.625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756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16.886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017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148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279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17.41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54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671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801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932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063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194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324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455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586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528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658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789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92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7.051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181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312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443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7.573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704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835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7.966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096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227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358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8.488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16.43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6.604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735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866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997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127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258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389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17.52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65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781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912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8.042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173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18.304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16.333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54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6.671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801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932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062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7.193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324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455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585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716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847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978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108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18.288cm 16.2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16.235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486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616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747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878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009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139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27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401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17.531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662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793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7.924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054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185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16.797cm 16.5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5" draw:text-style-name="P2" draw:layer="layout" svg:width="4.205cm" svg:height="0.629cm" draw:transform="rotate (1.56695660244051) translate (10.359cm 12.453cm)">
          <text:p/>
          <draw:enhanced-geometry svg:viewBox="0 0 21600 21600" draw:text-areas="?f5 ?f1 ?f6 ?f3" draw:type="left-right-arrow" draw:modifiers="3207.77740529668 7782.8571428571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8" draw:layer="layout" svg:width="3.656cm" svg:height="3.71cm" svg:x="8.5cm" svg:y="15.955cm">
          <draw:text-box>
            <text:p>管理用PC</text:p>
            <text:p><text:span text:style-name="T6">サ</text:span><text:span text:style-name="T6">ー</text:span><text:span text:style-name="T6">バ</text:span><text:span text:style-name="T6">操</text:span><text:span text:style-name="T6">作</text:span></text:p>
            <text:p><text:span text:style-name="T6">テ</text:span><text:span text:style-name="T6">ン</text:span><text:span text:style-name="T6">プ</text:span><text:span text:style-name="T6">レ</text:span><text:span text:style-name="T6">ー</text:span><text:span text:style-name="T6">ト</text:span><text:span text:style-name="T6">管</text:span><text:span text:style-name="T6">理</text:span></text:p>
            <text:p><text:span text:style-name="T6">デ</text:span><text:span text:style-name="T6">ー</text:span><text:span text:style-name="T6">タ</text:span><text:span text:style-name="T6">イ</text:span><text:span text:style-name="T6">ン</text:span><text:span text:style-name="T6">ポ</text:span><text:span text:style-name="T6">ー</text:span><text:span text:style-name="T6">ト</text:span></text:p>
            <text:p><text:span text:style-name="T6">デ</text:span><text:span text:style-name="T6">ー</text:span><text:span text:style-name="T6">タ</text:span><text:span text:style-name="T6">エ</text:span><text:span text:style-name="T6">ク</text:span><text:span text:style-name="T6">ス</text:span><text:span text:style-name="T6">ポ</text:span><text:span text:style-name="T6">ー</text:span><text:span text:style-name="T6">ト</text:span></text:p>
            <text:p><text:span text:style-name="T6">ソ</text:span><text:span text:style-name="T6">フ</text:span><text:span text:style-name="T6">ト</text:span><text:span text:style-name="T6">改</text:span><text:span text:style-name="T6">修</text:span></text:p>
          </draw:text-box>
        </draw:frame>
        <draw:frame draw:style-name="gr36" draw:text-style-name="P30" draw:layer="layout" svg:width="5.142cm" svg:height="0.865cm" svg:x="14.108cm" svg:y="17.455cm">
          <draw:text-box>
            <text:p text:style-name="P29"><text:span text:style-name="T7">外</text:span><text:span text:style-name="T7">部</text:span><text:span text:style-name="T7">よ</text:span><text:span text:style-name="T7">り</text:span><text:span text:style-name="T7">の</text:span><text:span text:style-name="T7">メ</text:span><text:span text:style-name="T7">ン</text:span><text:span text:style-name="T7">テ</text:span><text:span text:style-name="T7">ナ</text:span><text:span text:style-name="T7">ン</text:span><text:span text:style-name="T7">ス</text:span></text:p>
          </draw:text-box>
        </draw:frame>
        <draw:frame draw:style-name="gr36" draw:text-style-name="P32" draw:layer="layout" svg:width="8.537cm" svg:height="2.093cm" svg:x="1.963cm" svg:y="9.25cm">
          <draw:text-box>
            <text:p text:style-name="P31"><text:span text:style-name="T7">操</text:span><text:span text:style-name="T7">作</text:span></text:p>
            <text:p text:style-name="P31"><text:span text:style-name="T7">バ</text:span><text:span text:style-name="T7">ッ</text:span><text:span text:style-name="T7">ク</text:span><text:span text:style-name="T7">ア</text:span><text:span text:style-name="T7">ッ</text:span><text:span text:style-name="T7">プ</text:span></text:p>
            <text:p text:style-name="P31"><text:span text:style-name="T7">副</text:span><text:span text:style-name="T7">サ</text:span><text:span text:style-name="T7">ー</text:span><text:span text:style-name="T7">バ</text:span><text:span text:style-name="T7">で</text:span><text:span text:style-name="T7">の</text:span><text:span text:style-name="T7">ソ</text:span><text:span text:style-name="T7">フ</text:span><text:span text:style-name="T7">ト</text:span><text:span text:style-name="T7">変</text:span><text:span text:style-name="T7">更</text:span><text:span text:style-name="T7">を</text:span><text:span text:style-name="T7">正</text:span><text:span text:style-name="T7">サ</text:span><text:span text:style-name="T7">ー</text:span><text:span text:style-name="T7">バ</text:span><text:span text:style-name="T7">に</text:span><text:span text:style-name="T7">反</text:span><text:span text:style-name="T7">映</text:span></text:p>
          </draw:text-box>
        </draw:frame>
        <draw:custom-shape draw:style-name="gr66" draw:text-style-name="P2" draw:layer="layout" svg:width="5.856cm" svg:height="0.629cm" draw:transform="rotate (0.868824901642776) translate (11.238cm 12.344cm)">
          <text:p/>
          <draw:enhanced-geometry svg:viewBox="0 0 21600 21600" draw:text-areas="?f5 ?f1 ?f6 ?f3" draw:type="left-right-arrow" draw:modifiers="2304.93426668943 8194.2857142857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34" draw:layer="layout" svg:width="7.826cm" svg:height="2.093cm" svg:x="12.924cm" svg:y="9.5cm">
          <draw:text-box>
            <text:p text:style-name="P33"><text:span text:style-name="T7"><text:s text:c="4"/></text:span><text:span text:style-name="T7"><text:s text:c="4"/></text:span><text:span text:style-name="T7"><text:s text:c="4"/></text:span><text:span text:style-name="T7"><text:s/></text:span><text:span text:style-name="T7">ソ</text:span><text:span text:style-name="T7">フ</text:span><text:span text:style-name="T7">ト</text:span><text:span text:style-name="T7">改</text:span><text:span text:style-name="T7">修</text:span><text:span text:style-name="T7">時</text:span><text:span text:style-name="T7">の</text:span><text:span text:style-name="T7">動</text:span><text:span text:style-name="T7">作</text:span><text:span text:style-name="T7">テ</text:span><text:span text:style-name="T7">ス</text:span><text:span text:style-name="T7">ト</text:span></text:p>
            <text:p text:style-name="P33"><text:span text:style-name="T7"><text:s text:c="4"/></text:span><text:span text:style-name="T7"><text:s text:c="2"/></text:span><text:span text:style-name="T7">正</text:span><text:span text:style-name="T7">サ</text:span><text:span text:style-name="T7">ー</text:span><text:span text:style-name="T7">バ</text:span><text:span text:style-name="T7">の</text:span><text:span text:style-name="T7">デ</text:span><text:span text:style-name="T7">ー</text:span><text:span text:style-name="T7">タ</text:span><text:span text:style-name="T7">を</text:span><text:span text:style-name="T7">副</text:span><text:span text:style-name="T7">サ</text:span><text:span text:style-name="T7">ー</text:span><text:span text:style-name="T7">バ</text:span><text:span text:style-name="T7">に</text:span><text:span text:style-name="T7">反</text:span><text:span text:style-name="T7">映</text:span></text:p>
            <text:p text:style-name="P33"><text:span text:style-name="T7">正</text:span><text:span text:style-name="T7">サ</text:span><text:span text:style-name="T7">ー</text:span><text:span text:style-name="T7">バ</text:span><text:span text:style-name="T7">ダ</text:span><text:span text:style-name="T7">ウ</text:span><text:span text:style-name="T7">ン</text:span><text:span text:style-name="T7">時</text:span><text:span text:style-name="T7">の</text:span><text:span text:style-name="T7">切</text:span><text:span text:style-name="T7">り</text:span><text:span text:style-name="T7">替</text:span><text:span text:style-name="T7">え</text:span></text:p>
          </draw:text-box>
        </draw:frame>
        <draw:frame draw:style-name="gr67" draw:text-style-name="P3" draw:layer="layout" svg:width="3.499cm" svg:height="2.893cm" svg:x="1.501cm" svg:y="14.812cm">
          <draw:image xlink:href="Pictures/100000000000098E0000056253E30F0B08F6018F.png" xlink:type="simple" xlink:show="embed" xlink:actuate="onLoad" draw:mime-type="image/png">
            <text:p/>
          </draw:image>
        </draw:frame>
        <draw:frame draw:style-name="gr36" draw:text-style-name="P18" draw:layer="layout" svg:width="3.961cm" svg:height="1.17cm" svg:x="1.039cm" svg:y="13.785cm">
          <draw:text-box>
            <text:p>IoTアダプタ</text:p>
          </draw:text-box>
        </draw:frame>
        <draw:custom-shape draw:style-name="gr68" draw:text-style-name="P2" draw:layer="layout" svg:width="4.515cm" svg:height="0.629cm" draw:transform="rotate (-2.80893289815968) translate (9.473cm 14.8cm)">
          <text:p/>
          <draw:enhanced-geometry svg:viewBox="0 0 21600 21600" draw:text-areas="?f5 ?f1 ?f6 ?f3" draw:type="left-right-arrow" draw:modifiers="3207.77740529668 7782.8571428571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32" draw:layer="layout" svg:width="3.034cm" svg:height="0.865cm" svg:x="5.25cm" svg:y="14.205cm">
          <draw:text-box>
            <text:p text:style-name="P31"><text:span text:style-name="T7">メ</text:span><text:span text:style-name="T7">ン</text:span><text:span text:style-name="T7">テ</text:span><text:span text:style-name="T7">ナ</text:span><text:span text:style-name="T7">ン</text:span><text:span text:style-name="T7">ス</text:span></text:p>
          </draw:text-box>
        </draw:frame>
        <draw:line draw:style-name="gr69" draw:text-style-name="P3" draw:layer="layout" svg:x1="16.5cm" svg:y1="15.455cm" svg:x2="12cm" svg:y2="14.705cm">
          <text:p/>
        </draw:line>
        <draw:frame draw:style-name="gr36" draw:text-style-name="P30" draw:layer="layout" svg:width="12.075cm" svg:height="1.479cm" svg:x="5.425cm" svg:y="19.705cm">
          <draw:text-box>
            <text:p text:style-name="P29"><text:span text:style-name="T7">正</text:span><text:span text:style-name="T7">サ</text:span><text:span text:style-name="T7">ー</text:span><text:span text:style-name="T7">バ</text:span><text:span text:style-name="T7">/</text:span><text:span text:style-name="T7">副</text:span><text:span text:style-name="T7">サ</text:span><text:span text:style-name="T7">ー</text:span><text:span text:style-name="T7">バ</text:span><text:span text:style-name="T7">の</text:span><text:span text:style-name="T7">操</text:span><text:span text:style-name="T7">作</text:span><text:span text:style-name="T7">は</text:span><text:span text:style-name="T7">管</text:span><text:span text:style-name="T7">理</text:span><text:span text:style-name="T7">用</text:span><text:span text:style-name="T7"> </text:span><text:span text:style-name="T7">P</text:span><text:span text:style-name="T7">C </text:span><text:span text:style-name="T7">を</text:span><text:span text:style-name="T7">通</text:span><text:span text:style-name="T7">じ</text:span><text:span text:style-name="T7">て</text:span><text:span text:style-name="T7">行</text:span><text:span text:style-name="T7">い</text:span><text:span text:style-name="T7">ま</text:span><text:span text:style-name="T7">す</text:span><text:span text:style-name="T7">。</text:span></text:p>
            <text:p text:style-name="P29"><text:span text:style-name="T7">特</text:span><text:span text:style-name="T7">別</text:span><text:span text:style-name="T7">な</text:span><text:span text:style-name="T7">操</text:span><text:span text:style-name="T7">作</text:span><text:span text:style-name="T7">以</text:span><text:span text:style-name="T7">外</text:span><text:span text:style-name="T7">は</text:span><text:span text:style-name="T7">管</text:span><text:span text:style-name="T7">理</text:span><text:span text:style-name="T7">用</text:span><text:span text:style-name="T7"> </text:span><text:span text:style-name="T7">P</text:span><text:span text:style-name="T7">C </text:span><text:span text:style-name="T7">の</text:span><text:span text:style-name="T7"> </text:span><text:span text:style-name="T7">W</text:span><text:span text:style-name="T7">e</text:span><text:span text:style-name="T7">b </text:span><text:span text:style-name="T7">ブ</text:span><text:span text:style-name="T7">ラ</text:span><text:span text:style-name="T7">ウ</text:span><text:span text:style-name="T7">ザ</text:span><text:span text:style-name="T7">か</text:span><text:span text:style-name="T7">ら</text:span><text:span text:style-name="T7">行</text:span><text:span text:style-name="T7">え</text:span><text:span text:style-name="T7">ま</text:span><text:span text:style-name="T7">す</text:span><text:span text:style-name="T7">。</text:span></text:p>
          </draw:text-box>
        </draw:frame>
      </draw:page>
      <draw:page draw:name="page3" draw:style-name="dp1" draw:master-page-name="標準">
        <draw:custom-shape draw:style-name="gr64" draw:text-style-name="P1" draw:layer="layout" svg:width="20.75cm" svg:height="18cm" svg:x="0.25cm" svg:y="3.25cm">
          <text:p/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1.537cm" svg:height="2.062cm" draw:transform="rotate (0.66479591208464) translate (12.891cm 13.761cm)" svg:viewBox="0 0 1538 2063" svg:d="M0 0c1095 223 2501 1475 606 2063">
          <text:p/>
        </draw:path>
        <draw:frame draw:style-name="gr6" draw:text-style-name="P3" draw:layer="layout" svg:width="2.359cm" svg:height="2cm" svg:x="13.891cm" svg:y="13.761cm">
          <draw:image xlink:href="Pictures/1000000000000500000002D1A97FE483229452BA.jpg" xlink:type="simple" xlink:show="embed" xlink:actuate="onLoad" draw:mime-type="image/jpeg">
            <text:p/>
          </draw:image>
        </draw:frame>
        <draw:g>
          <draw:custom-shape draw:style-name="gr21" draw:text-style-name="P4" draw:layer="layout" svg:width="3.5cm" svg:height="1.283cm" svg:x="8.5cm" svg:y="6.53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8.733cm" svg:y="6.6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0.483cm" svg:y="6.65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10.227cm" svg:y="6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10.367cm" svg:y="6.8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10.227cm" svg:y="6.888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11.417cm" svg:y="6.538cm" svg:viewBox="0 0 583 350" draw:points="0,0 583,0 583,350">
            <text:p/>
          </draw:polygon>
          <draw:custom-shape draw:style-name="gr26" draw:text-style-name="P5" draw:layer="layout" svg:width="0.117cm" svg:height="0.584cm" svg:x="11.883cm" svg:y="7.12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8.85cm" svg:y="7.47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10.134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11.883cm" svg:y="7.5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1.883cm" svg:y="7.4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11.883cm" svg:y="7.3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1.883cm" svg:y="7.1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36" draw:text-style-name="P18" draw:layer="layout" svg:width="2.403cm" svg:height="1.17cm" svg:x="8.75cm" svg:y="5.321cm">
          <draw:text-box>
            <text:p>サーバ</text:p>
          </draw:text-box>
        </draw:frame>
        <draw:frame draw:style-name="gr36" draw:text-style-name="P26" draw:layer="layout" svg:width="10.874cm" svg:height="1.322cm" svg:x="5.126cm" svg:y="3.5cm">
          <draw:text-box>
            <text:p text:style-name="P25"><text:span text:style-name="T4">健</text:span><text:span text:style-name="T4">康</text:span><text:span text:style-name="T4">診</text:span><text:span text:style-name="T4">断</text:span><text:span text:style-name="T4">デ</text:span><text:span text:style-name="T4">ー</text:span><text:span text:style-name="T4">タ</text:span><text:span text:style-name="T4">管</text:span><text:span text:style-name="T4">理</text:span><text:span text:style-name="T4">・</text:span><text:span text:style-name="T4">帳</text:span><text:span text:style-name="T4">票</text:span><text:span text:style-name="T4">発</text:span><text:span text:style-name="T4">行</text:span></text:p>
          </draw:text-box>
        </draw:frame>
        <draw:g>
          <draw:polygon draw:style-name="gr28" draw:text-style-name="P13" draw:layer="layout" svg:width="1.797cm" svg:height="0.603cm" svg:x="11.5cm" svg:y="13.645cm" svg:viewBox="0 0 1798 604" draw:points="13,604 0,564 1798,0 1798,81 1266,604">
            <text:p/>
          </draw:polygon>
          <draw:custom-shape draw:style-name="gr70" draw:text-style-name="P13" draw:layer="layout" svg:width="1.253cm" svg:height="0.565cm" draw:transform="skewX (0.766548607475909) translate (12.044cm 13.6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5" draw:layer="layout" svg:width="1.258cm" svg:height="0.967cm" draw:transform="skewX (0.0630063859969953) translate (12.115cm 12.6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4" draw:layer="layout" svg:width="1.185cm" svg:height="0.839cm" draw:transform="skewX (0.0630063859969953) translate (12.151cm 12.7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2cm" svg:height="0.044cm" draw:transform="skewX (0.773878990334286) translate (12.016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91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165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24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15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9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464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539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614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688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63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838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912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987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3.062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3.136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1.96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35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11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184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259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34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408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483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558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632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707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82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856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931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3.006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3.08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88cm" svg:height="0.044cm" draw:transform="skewX (0.762185284345924) translate (11.904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2.004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79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154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228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03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78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452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527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602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676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751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826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9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2cm" svg:height="0.044cm" draw:transform="skewX (0.773878990334286) translate (12.975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6cm" svg:height="0.044cm" draw:transform="skewX (0.773878990334286) translate (11.849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1.967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42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116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191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266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34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415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49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564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639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14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89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863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3cm" svg:height="0.073cm" draw:transform="skewX (0.771435529381494) translate (12.966cm 13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1cm" svg:height="0.044cm" draw:transform="skewX (0.773878990334286) translate (11.793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1.936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11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86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16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235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1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384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459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534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608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683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58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832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907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72cm" svg:height="0.161cm" draw:transform="skewX (0.76637407455071) translate (12.114cm 14.0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3" draw:text-style-name="P2" draw:layer="layout" svg:width="4.499cm" svg:height="0.629cm" draw:transform="rotate (1.56695660244051) translate (9.994cm 12.748cm)">
          <text:p/>
          <draw:enhanced-geometry svg:viewBox="0 0 21600 21600" draw:text-areas="?f5 ?f1 ?f6 ?f3" draw:type="left-right-arrow" draw:modifiers="3207.77740529668 7782.8571428571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36" draw:layer="layout" svg:width="5.548cm" svg:height="1.064cm" svg:x="7.5cm" svg:y="14cm">
          <draw:text-box>
            <text:p text:style-name="P35"><text:span text:style-name="T8">作</text:span><text:span text:style-name="T8">業</text:span><text:span text:style-name="T8">用</text:span><text:span text:style-name="T8">ク</text:span><text:span text:style-name="T8">ラ</text:span><text:span text:style-name="T8">イ</text:span><text:span text:style-name="T8">ア</text:span><text:span text:style-name="T8">ン</text:span><text:span text:style-name="T8">ト</text:span></text:p>
          </draw:text-box>
        </draw:frame>
        <draw:frame draw:style-name="gr36" draw:text-style-name="P32" draw:layer="layout" svg:width="2.217cm" svg:height="0.865cm" svg:x="6.783cm" svg:y="9.885cm">
          <draw:text-box>
            <text:p text:style-name="P31"><text:span text:style-name="T7">W</text:span><text:span text:style-name="T7">e</text:span><text:span text:style-name="T7">b</text:span><text:span text:style-name="T7">画</text:span><text:span text:style-name="T7">面</text:span></text:p>
          </draw:text-box>
        </draw:frame>
        <draw:frame draw:style-name="gr34" draw:text-style-name="P9" draw:layer="layout" svg:width="4.696cm" svg:height="2.859cm" svg:x="14.054cm" svg:y="5.494cm">
          <draw:image xlink:href="Pictures/10000000000004E5000002FB576F5FF20A051D36.png" xlink:type="simple" xlink:show="embed" xlink:actuate="onLoad" draw:mime-type="image/png">
            <text:p/>
          </draw:image>
        </draw:frame>
        <draw:frame draw:style-name="gr34" draw:text-style-name="P9" draw:layer="layout" svg:width="4.696cm" svg:height="2.162cm" svg:x="1.5cm" svg:y="8.712cm">
          <draw:image xlink:href="Pictures/10000000000003C0000001BA5904B67CB014B6EA.png" xlink:type="simple" xlink:show="embed" xlink:actuate="onLoad" draw:mime-type="image/png">
            <text:p/>
          </draw:image>
        </draw:frame>
        <draw:frame draw:style-name="gr34" draw:text-style-name="P9" draw:layer="layout" svg:width="4.696cm" svg:height="2.876cm" svg:x="1.554cm" svg:y="11.374cm">
          <draw:image xlink:href="Pictures/10000000000003D5000002599C304B4A088330CD.png" xlink:type="simple" xlink:show="embed" xlink:actuate="onLoad" draw:mime-type="image/png">
            <text:p/>
          </draw:image>
        </draw:frame>
        <draw:frame draw:style-name="gr34" draw:text-style-name="P9" draw:layer="layout" svg:width="4.977cm" svg:height="2.664cm" svg:x="1.273cm" svg:y="5.46cm">
          <draw:image xlink:href="Pictures/10000000000006B300000396234B78A74ECAAD9C.png" xlink:type="simple" xlink:show="embed" xlink:actuate="onLoad" draw:mime-type="image/png">
            <text:p/>
          </draw:image>
        </draw:frame>
        <draw:frame draw:style-name="gr34" draw:text-style-name="P9" draw:layer="layout" svg:width="4.5cm" svg:height="2.756cm" svg:x="14.054cm" svg:y="8.994cm">
          <draw:image xlink:href="Pictures/10000000000003D5000002590EE57C721F4A5A2C.png" xlink:type="simple" xlink:show="embed" xlink:actuate="onLoad" draw:mime-type="image/png">
            <text:p/>
          </draw:image>
        </draw:frame>
        <draw:g>
          <draw:polygon draw:style-name="gr28" draw:text-style-name="P13" draw:layer="layout" svg:width="1.797cm" svg:height="0.603cm" svg:x="6.5cm" svg:y="16.146cm" svg:viewBox="0 0 1798 604" draw:points="13,604 0,564 1798,0 1798,81 1266,604">
            <text:p/>
          </draw:polygon>
          <draw:custom-shape draw:style-name="gr75" draw:text-style-name="P13" draw:layer="layout" svg:width="1.253cm" svg:height="0.564cm" draw:transform="skewX (0.767421272101907) translate (7.044cm 16.1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5" draw:layer="layout" svg:width="1.258cm" svg:height="0.967cm" draw:transform="skewX (0.0640535835481919) translate (7.115cm 15.1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layout" svg:width="1.185cm" svg:height="0.84cm" draw:transform="skewX (0.0630063859969953) translate (7.151cm 15.2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2cm" svg:height="0.045cm" draw:transform="skewX (0.762708883121522) translate (7.016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091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165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24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315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389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464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539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613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688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763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837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912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987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8.061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8.136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6.96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035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109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184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259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333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408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483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557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632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07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82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856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931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006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08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88cm" svg:height="0.045cm" draw:transform="skewX (0.762708883121522) translate (6.904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004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079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153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228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303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377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452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527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601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676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751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825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9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2cm" svg:height="0.045cm" draw:transform="skewX (0.762708883121522) translate (7.975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6cm" svg:height="0.044cm" draw:transform="skewX (0.773878990334286) translate (6.849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6.967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042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116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191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265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34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415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49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564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639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14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89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863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3cm" svg:height="0.073cm" draw:transform="skewX (0.771435529381494) translate (7.966cm 16.3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1cm" svg:height="0.044cm" draw:transform="skewX (0.773878990334286) translate (6.793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6.936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011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085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16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235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309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384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459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533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608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683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58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832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907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72cm" svg:height="0.161cm" draw:transform="skewX (0.76637407455071) translate (7.114cm 16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28" draw:text-style-name="P13" draw:layer="layout" svg:width="1.797cm" svg:height="0.603cm" svg:x="7.75cm" svg:y="13.396cm" svg:viewBox="0 0 1798 604" draw:points="13,604 0,564 1798,0 1798,81 1266,604">
            <text:p/>
          </draw:polygon>
          <draw:custom-shape draw:style-name="gr75" draw:text-style-name="P13" draw:layer="layout" svg:width="1.253cm" svg:height="0.564cm" draw:transform="skewX (0.767421272101907) translate (8.294cm 13.3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5" draw:layer="layout" svg:width="1.259cm" svg:height="0.967cm" draw:transform="skewX (0.0630063859969953) translate (8.364cm 12.4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4" draw:layer="layout" svg:width="1.186cm" svg:height="0.839cm" draw:transform="skewX (0.0619591884457987) translate (8.4cm 12.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2cm" svg:height="0.044cm" draw:transform="skewX (0.773878990334286) translate (8.266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34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415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9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564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639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714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788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863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938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9.012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9.087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62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9.236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9.311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386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21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284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359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34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509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583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658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733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807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882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957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032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06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81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256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9.33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88cm" svg:height="0.045cm" draw:transform="skewX (0.762708883121522) translate (8.154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254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8.328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8.403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478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8.552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8.627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702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777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8.851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926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9.001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9.075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9.15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2cm" svg:height="0.045cm" draw:transform="skewX (0.762708883121522) translate (9.225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5cm" svg:height="0.044cm" draw:transform="skewX (0.773878990334286) translate (8.099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217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292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366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41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515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8.59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665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74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814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889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964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039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13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3cm" svg:height="0.073cm" draw:transform="skewX (0.771435529381494) translate (9.216cm 13.5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1cm" svg:height="0.044cm" draw:transform="skewX (0.773878990334286) translate (8.043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186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26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335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1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85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559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634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709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783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858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933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008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082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57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72cm" svg:height="0.161cm" draw:transform="skewX (0.769690200129499) translate (8.364cm 13.7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28" draw:text-style-name="P13" draw:layer="layout" svg:width="1.797cm" svg:height="0.603cm" svg:x="9.69cm" svg:y="16.396cm" svg:viewBox="0 0 1798 604" draw:points="13,604 0,564 1798,0 1798,81 1266,604">
            <text:p/>
          </draw:polygon>
          <draw:custom-shape draw:style-name="gr79" draw:text-style-name="P13" draw:layer="layout" svg:width="1.252cm" svg:height="0.565cm" draw:transform="skewX (0.766548607475909) translate (10.234cm 16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5" draw:layer="layout" svg:width="1.258cm" svg:height="0.966cm" draw:transform="skewX (0.0630063859969953) translate (10.304cm 15.4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layout" svg:width="1.186cm" svg:height="0.84cm" draw:transform="skewX (0.0630063859969953) translate (10.34cm 15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2cm" svg:height="0.045cm" draw:transform="skewX (0.762708883121522) translate (10.205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28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10.354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429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504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579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1cm" svg:height="0.045cm" draw:transform="skewX (0.774228056184685) translate (10.654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728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803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877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952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027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102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176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251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326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15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224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299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374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1cm" svg:height="0.044cm" draw:transform="skewX (0.773878990334286) translate (10.449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523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598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673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0.747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822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897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0.971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046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121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1.195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27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87cm" svg:height="0.045cm" draw:transform="skewX (0.762708883121522) translate (10.094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5101517713316) translate (10.193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268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343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418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492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567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642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1cm" svg:height="0.045cm" draw:transform="skewX (0.762708883121522) translate (10.717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791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866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941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5101517713316) translate (11.015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09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2cm" svg:height="0.045cm" draw:transform="skewX (0.762708883121522) translate (11.165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6cm" svg:height="0.044cm" draw:transform="skewX (0.773878990334286) translate (10.038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157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0.231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306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381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455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53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605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0.679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754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829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0.903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0.978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053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4cm" svg:height="0.073cm" draw:transform="skewX (0.764454212373517) translate (11.155cm 16.5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1cm" svg:height="0.044cm" draw:transform="skewX (0.773878990334286) translate (9.982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126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2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275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35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425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499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574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649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0.723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798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873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0.947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022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097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72cm" svg:height="0.161cm" draw:transform="skewX (0.76637407455071) translate (10.303cm 16.7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6" draw:text-style-name="P32" draw:layer="layout" svg:width="2.196cm" svg:height="0.865cm" svg:x="11.5cm" svg:y="9.885cm">
          <draw:text-box>
            <text:p text:style-name="P31"><text:span text:style-name="T7">P</text:span><text:span text:style-name="T7">D</text:span><text:span text:style-name="T7">F</text:span><text:span text:style-name="T7">帳</text:span><text:span text:style-name="T7">票</text:span></text:p>
          </draw:text-box>
        </draw:frame>
        <draw:frame draw:style-name="gr36" draw:text-style-name="P22" draw:layer="layout" svg:width="19.106cm" svg:height="0.911cm" svg:x="1cm" svg:y="17.75cm">
          <draw:text-box>
            <text:p text:style-name="P21"><text:span text:style-name="T3">W</text:span><text:span text:style-name="T3">e</text:span><text:span text:style-name="T3">b</text:span><text:span text:style-name="T3">ブ</text:span><text:span text:style-name="T3">ラ</text:span><text:span text:style-name="T3">ウ</text:span><text:span text:style-name="T3">ザ</text:span><text:span text:style-name="T3">で</text:span><text:span text:style-name="T3">の</text:span><text:span text:style-name="T3">操</text:span><text:span text:style-name="T3">作</text:span><text:span text:style-name="T3">●</text:span><text:span text:style-name="T3">必</text:span><text:span text:style-name="T3">要</text:span><text:span text:style-name="T3">ラ</text:span><text:span text:style-name="T3">イ</text:span><text:span text:style-name="T3">セ</text:span><text:span text:style-name="T3">ン</text:span><text:span text:style-name="T3">ス</text:span><text:span text:style-name="T3">無</text:span><text:span text:style-name="T3">し</text:span><text:span text:style-name="T3">●</text:span><text:span text:style-name="T3">タ</text:span><text:span text:style-name="T3">ブ</text:span><text:span text:style-name="T3">レ</text:span><text:span text:style-name="T3">ッ</text:span><text:span text:style-name="T3">ト</text:span><text:span text:style-name="T3">/</text:span><text:span text:style-name="T3">ス</text:span><text:span text:style-name="T3">マ</text:span><text:span text:style-name="T3">ホ</text:span><text:span text:style-name="T3">で</text:span><text:span text:style-name="T3">O</text:span><text:span text:style-name="T3">K</text:span><text:span text:style-name="T9">●</text:span><text:span text:style-name="T9">イ</text:span><text:span text:style-name="T9">ン</text:span><text:span text:style-name="T9">ス</text:span><text:span text:style-name="T9">ト</text:span><text:span text:style-name="T9">ー</text:span><text:span text:style-name="T9">ル</text:span><text:span text:style-name="T9">不</text:span><text:span text:style-name="T9">要</text:span></text:p>
          </draw:text-box>
        </draw:frame>
        <draw:frame draw:style-name="gr74" draw:text-style-name="P36" draw:layer="layout" svg:width="5.548cm" svg:height="1.064cm" svg:x="1.202cm" svg:y="16.936cm">
          <draw:text-box>
            <text:p text:style-name="P35"><text:span text:style-name="T8">ク</text:span><text:span text:style-name="T8">ラ</text:span><text:span text:style-name="T8">イ</text:span><text:span text:style-name="T8">ア</text:span><text:span text:style-name="T8">ン</text:span><text:span text:style-name="T8">ト</text:span><text:span text:style-name="T8">要</text:span><text:span text:style-name="T8">件</text:span><text:span text:style-name="T8">：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7T12:13:17.828975197</meta:creation-date>
    <dc:date>2023-04-17T14:18:02.102911802</dc:date>
    <meta:editing-duration>PT14M49S</meta:editing-duration>
    <meta:editing-cycles>3</meta:editing-cycles>
    <meta:generator>LibreOffice/7.3.7.2$Linux_X86_64 LibreOffice_project/30$Build-2</meta:generator>
    <meta:document-statistic meta:object-count="1137"/>
  </office:meta>
</office:document-meta>
</file>